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/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2" style:family="table-cell" style:parent-style-name="Default"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/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/>
    <style:style style:name="ce8" style:family="table-cell" style:parent-style-name="Default">
      <style:table-cell-properties fo:background-color="transparent"/>
      <style:text-properties style:use-window-font-color="true"/>
    </style:style>
    <style:style style:name="ce9" style:family="table-cell" style:parent-style-name="Default"/>
    <style:style style:name="ce10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/>
    <style:style style:name="ce12" style:family="table-cell" style:parent-style-name="Default">
      <style:table-cell-properties fo:background-color="transparent"/>
      <style:text-properties style:use-window-font-color="true"/>
    </style:style>
    <style:style style:name="ce13" style:family="table-cell" style:parent-style-name="Default"/>
    <style:style style:name="ce14" style:family="table-cell" style:parent-style-name="Default">
      <style:table-cell-properties fo:background-color="transparent"/>
      <style:text-properties style:use-window-font-color="true"/>
    </style:style>
    <style:style style:name="ce15" style:family="table-cell" style:parent-style-name="Default"/>
    <style:style style:name="ce16" style:family="table-cell" style:parent-style-name="Default">
      <style:table-cell-properties fo:background-color="transparent"/>
      <style:text-properties style:use-window-font-color="true"/>
    </style:style>
    <style:style style:name="ce17" style:family="table-cell" style:parent-style-name="Default"/>
    <style:style style:name="ce18" style:family="table-cell" style:parent-style-name="Default">
      <style:table-cell-properties fo:background-color="transparent"/>
      <style:text-properties style:use-window-font-color="true"/>
    </style:style>
    <style:style style:name="ce19" style:family="table-cell" style:parent-style-name="Default"/>
    <style:style style:name="ce20" style:family="table-cell" style:parent-style-name="Default">
      <style:table-cell-properties fo:background-color="transparent"/>
      <style:text-properties style:use-window-font-color="true"/>
    </style:style>
    <style:style style:name="ce21" style:family="table-cell" style:parent-style-name="Default"/>
    <style:style style:name="ce22" style:family="table-cell" style:parent-style-name="Default">
      <style:table-cell-properties fo:background-color="transparent"/>
      <style:text-properties style:use-window-font-color="true"/>
    </style:style>
    <style:style style:name="ce23" style:family="table-cell" style:parent-style-name="Default"/>
    <style:style style:name="ce24" style:family="table-cell" style:parent-style-name="Default">
      <style:table-cell-properties fo:background-color="transparent"/>
      <style:text-properties style:use-window-font-color="true"/>
    </style:style>
    <style:style style:name="ce25" style:family="table-cell" style:parent-style-name="Default"/>
    <style:style style:name="ce26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structure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</table:table-row>
        <table:table-row table:style-name="ro1" table:number-rows-repeated="1048567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ructure.A1:structure.B1048576">
            <calcext:condition calcext:apply-style-name="Set3_1" calcext:value="=1" calcext:base-cell-address="structure.A1"/>
            <calcext:condition calcext:apply-style-name="Set3_2" calcext:value="=2" calcext:base-cell-address="structure.A1"/>
            <calcext:condition calcext:apply-style-name="Set3_3" calcext:value="=3" calcext:base-cell-address="structure.A1"/>
            <calcext:condition calcext:apply-style-name="Set3_4" calcext:value="=4" calcext:base-cell-address="structure.A1"/>
            <calcext:condition calcext:apply-style-name="Set3_5" calcext:value="=5" calcext:base-cell-address="structure.A1"/>
            <calcext:condition calcext:apply-style-name="Set3_6" calcext:value="=6" calcext:base-cell-address="structure.A1"/>
            <calcext:condition calcext:apply-style-name="Set3_7" calcext:value="=7" calcext:base-cell-address="structure.A1"/>
            <calcext:condition calcext:apply-style-name="Set3_8" calcext:value="=8" calcext:base-cell-address="structure.A1"/>
            <calcext:condition calcext:apply-style-name="Set3_9" calcext:value="=9" calcext:base-cell-address="structure.A1"/>
            <calcext:condition calcext:apply-style-name="Set3_10" calcext:value="=10" calcext:base-cell-address="structure.A1"/>
            <calcext:condition calcext:apply-style-name="Set3_11" calcext:value="=11" calcext:base-cell-address="structure.A1"/>
            <calcext:condition calcext:apply-style-name="Set3_12" calcext:value="=12" calcext:base-cell-address="structure.A1"/>
          </calcext:conditional-format>
        </calcext:conditional-formats>
      </table:table>
      <table:table table:name="cell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ce15"/>
        <table:table-column table:style-name="co1" table:default-cell-style-name="ce17"/>
        <table:table-column table:style-name="co1" table:default-cell-style-name="ce19"/>
        <table:table-column table:style-name="co1" table:default-cell-style-name="ce21"/>
        <table:table-column table:style-name="co1" table:default-cell-style-name="ce23"/>
        <table:table-column table:style-name="co1" table:default-cell-style-name="ce25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ellid</text:p>
          </table:table-cell>
          <table:table-cell office:value-type="string" calcext:value-type="string">
            <text:p>milestone_1</text:p>
          </table:table-cell>
          <table:table-cell table:style-name="ce4" office:value-type="string" calcext:value-type="string">
            <text:p>milestone_2</text:p>
          </table:table-cell>
          <table:table-cell table:style-name="ce6" office:value-type="string" calcext:value-type="string">
            <text:p>milestone_3</text:p>
          </table:table-cell>
          <table:table-cell table:style-name="ce8" office:value-type="string" calcext:value-type="string">
            <text:p>milestone_4</text:p>
          </table:table-cell>
          <table:table-cell table:style-name="ce10" office:value-type="string" calcext:value-type="string">
            <text:p>milestone_5</text:p>
          </table:table-cell>
          <table:table-cell table:style-name="ce12" office:value-type="string" calcext:value-type="string">
            <text:p>milestone_6</text:p>
          </table:table-cell>
          <table:table-cell table:style-name="ce14" office:value-type="string" calcext:value-type="string">
            <text:p>milestone_7</text:p>
          </table:table-cell>
          <table:table-cell table:style-name="ce16" office:value-type="string" calcext:value-type="string">
            <text:p>milestone_8</text:p>
          </table:table-cell>
          <table:table-cell table:style-name="ce18" office:value-type="string" calcext:value-type="string">
            <text:p>milestone_9</text:p>
          </table:table-cell>
          <table:table-cell table:style-name="ce18" office:value-type="string" calcext:value-type="string">
            <text:p>milestone_10</text:p>
          </table:table-cell>
          <table:table-cell table:style-name="ce18" office:value-type="string" calcext:value-type="string">
            <text:p>milestone_11</text:p>
          </table:table-cell>
          <table:table-cell table:style-name="ce18" office:value-type="string" calcext:value-type="string">
            <text:p>milestone_12</text:p>
          </table:table-cell>
          <table:table-cell office:value-type="string" calcext:value-type="string">
            <text:p>extra_1</text:p>
          </table:table-cell>
          <table:table-cell office:value-type="string" calcext:value-type="string">
            <text:p>extra_2</text:p>
          </table:table-cell>
          <table:table-cell office:value-type="string" calcext:value-type="string">
            <text:p>extra_3</text:p>
          </table:table-cell>
          <table:table-cell office:value-type="string" calcext:value-type="string">
            <text:p>extra_4</text:p>
          </table:table-cell>
          <table:table-cell office:value-type="string" calcext:value-type="string">
            <text:p>extra_5</text:p>
          </table:table-cell>
          <table:table-cell office:value-type="string" calcext:value-type="string">
            <text:p>extra_6</text:p>
          </table:table-cell>
          <table:table-cell office:value-type="string" calcext:value-type="string">
            <text:p>extra_7</text:p>
          </table:table-cell>
          <table:table-cell office:value-type="string" calcext:value-type="string">
            <text:p>extra_8</text:p>
          </table:table-cell>
          <table:table-cell office:value-type="string" calcext:value-type="string">
            <text:p>extra_9</text:p>
          </table:table-cell>
          <table:table-cell office:value-type="string" calcext:value-type="string">
            <text:p>extra_1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4" table:formula="of:=1-[.B2]" office:value-type="float" office:value="0" calcext:value-type="float">
            <text:p>0</text:p>
          </table:table-cell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18" table:number-columns-repeated="4"/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75" calcext:value-type="float">
            <text:p>0.975</text:p>
          </table:table-cell>
          <table:table-cell table:style-name="ce4" table:formula="of:=1-[.B3]" office:value-type="float" office:value="0.025" calcext:value-type="float">
            <text:p>0.025</text:p>
          </table:table-cell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18" table:number-columns-repeated="4"/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table:style-name="ce4" table:formula="of:=1-[.B4]" office:value-type="float" office:value="0.05" calcext:value-type="float">
            <text:p>0.05</text:p>
          </table:table-cell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18" table:number-columns-repeated="4"/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25" calcext:value-type="float">
            <text:p>0.925</text:p>
          </table:table-cell>
          <table:table-cell table:style-name="ce4" table:formula="of:=1-[.B5]" office:value-type="float" office:value="0.0750000000000001" calcext:value-type="float">
            <text:p>0.075</text:p>
          </table:table-cell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18" table:number-columns-repeated="4"/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table:style-name="ce4" table:formula="of:=1-[.B6]" office:value-type="float" office:value="0.1" calcext:value-type="float">
            <text:p>0.1</text:p>
          </table:table-cell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18" table:number-columns-repeated="4"/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75" calcext:value-type="float">
            <text:p>0.875</text:p>
          </table:table-cell>
          <table:table-cell table:style-name="ce4" table:formula="of:=1-[.B7]" office:value-type="float" office:value="0.125" calcext:value-type="float">
            <text:p>0.125</text:p>
          </table:table-cell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18" table:number-columns-repeated="4"/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table:style-name="ce4" table:formula="of:=1-[.B8]" office:value-type="float" office:value="0.15" calcext:value-type="float">
            <text:p>0.15</text:p>
          </table:table-cell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18" table:number-columns-repeated="4"/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25" calcext:value-type="float">
            <text:p>0.825</text:p>
          </table:table-cell>
          <table:table-cell table:style-name="ce4" table:formula="of:=1-[.B9]" office:value-type="float" office:value="0.175" calcext:value-type="float">
            <text:p>0.175</text:p>
          </table:table-cell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18" table:number-columns-repeated="4"/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table:style-name="ce4" table:formula="of:=1-[.B10]" office:value-type="float" office:value="0.2" calcext:value-type="float">
            <text:p>0.2</text:p>
          </table:table-cell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18" table:number-columns-repeated="4"/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75" calcext:value-type="float">
            <text:p>0.775</text:p>
          </table:table-cell>
          <table:table-cell table:style-name="ce4" table:formula="of:=1-[.B11]" office:value-type="float" office:value="0.225" calcext:value-type="float">
            <text:p>0.225</text:p>
          </table:table-cell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18" table:number-columns-repeated="4"/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table:style-name="ce4" table:formula="of:=1-[.B12]" office:value-type="float" office:value="0.25" calcext:value-type="float">
            <text:p>0.25</text:p>
          </table:table-cell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18" table:number-columns-repeated="4"/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25" calcext:value-type="float">
            <text:p>0.725</text:p>
          </table:table-cell>
          <table:table-cell table:style-name="ce4" table:formula="of:=1-[.B13]" office:value-type="float" office:value="0.275" calcext:value-type="float">
            <text:p>0.275</text:p>
          </table:table-cell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18" table:number-columns-repeated="4"/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table:style-name="ce4" table:formula="of:=1-[.B14]" office:value-type="float" office:value="0.3" calcext:value-type="float">
            <text:p>0.3</text:p>
          </table:table-cell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18" table:number-columns-repeated="4"/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75" calcext:value-type="float">
            <text:p>0.675</text:p>
          </table:table-cell>
          <table:table-cell table:style-name="ce4" table:formula="of:=1-[.B15]" office:value-type="float" office:value="0.325" calcext:value-type="float">
            <text:p>0.325</text:p>
          </table:table-cell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18" table:number-columns-repeated="4"/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table:style-name="ce4" table:formula="of:=1-[.B16]" office:value-type="float" office:value="0.35" calcext:value-type="float">
            <text:p>0.35</text:p>
          </table:table-cell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18" table:number-columns-repeated="4"/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25" calcext:value-type="float">
            <text:p>0.625</text:p>
          </table:table-cell>
          <table:table-cell table:style-name="ce4" table:formula="of:=1-[.B17]" office:value-type="float" office:value="0.375" calcext:value-type="float">
            <text:p>0.375</text:p>
          </table:table-cell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18" table:number-columns-repeated="4"/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table:style-name="ce4" table:formula="of:=1-[.B18]" office:value-type="float" office:value="0.4" calcext:value-type="float">
            <text:p>0.4</text:p>
          </table:table-cell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18" table:number-columns-repeated="4"/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75" calcext:value-type="float">
            <text:p>0.575</text:p>
          </table:table-cell>
          <table:table-cell table:style-name="ce4" table:formula="of:=1-[.B19]" office:value-type="float" office:value="0.425" calcext:value-type="float">
            <text:p>0.425</text:p>
          </table:table-cell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18" table:number-columns-repeated="4"/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5" calcext:value-type="float">
            <text:p>0.55</text:p>
          </table:table-cell>
          <table:table-cell table:style-name="ce4" table:formula="of:=1-[.B20]" office:value-type="float" office:value="0.45" calcext:value-type="float">
            <text:p>0.45</text:p>
          </table:table-cell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18" table:number-columns-repeated="4"/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5" calcext:value-type="float">
            <text:p>0.525</text:p>
          </table:table-cell>
          <table:table-cell table:style-name="ce4" table:formula="of:=1-[.B21]" office:value-type="float" office:value="0.475" calcext:value-type="float">
            <text:p>0.475</text:p>
          </table:table-cell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18" table:number-columns-repeated="4"/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.5</text:p>
          </table:table-cell>
          <table:table-cell table:style-name="ce4" table:formula="of:=1-[.B22]"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5" calcext:value-type="float">
            <text:p>0.475</text:p>
          </table:table-cell>
          <table:table-cell table:style-name="ce4" table:formula="of:=1-[.B23]" office:value-type="float" office:value="0.525" calcext:value-type="float">
            <text:p>0.525</text:p>
          </table:table-cell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20"/>
          <table:table-cell table:style-name="ce22"/>
          <table:table-cell table:style-name="ce24"/>
          <table:table-cell table:style-name="ce26"/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5" calcext:value-type="float">
            <text:p>0.45</text:p>
          </table:table-cell>
          <table:table-cell table:style-name="ce4" table:formula="of:=1-[.B24]" office:value-type="float" office:value="0.55" calcext:value-type="float">
            <text:p>0.55</text:p>
          </table:table-cell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20"/>
          <table:table-cell table:style-name="ce22"/>
          <table:table-cell table:style-name="ce24"/>
          <table:table-cell table:style-name="ce26"/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25" calcext:value-type="float">
            <text:p>0.425</text:p>
          </table:table-cell>
          <table:table-cell table:style-name="ce4" table:formula="of:=1-[.B25]" office:value-type="float" office:value="0.575" calcext:value-type="float">
            <text:p>0.575</text:p>
          </table:table-cell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20"/>
          <table:table-cell table:style-name="ce22"/>
          <table:table-cell table:style-name="ce24"/>
          <table:table-cell table:style-name="ce26"/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" calcext:value-type="float">
            <text:p>0.4</text:p>
          </table:table-cell>
          <table:table-cell table:style-name="ce4" table:formula="of:=1-[.B26]" office:value-type="float" office:value="0.600000000000001" calcext:value-type="float">
            <text:p>0.6</text:p>
          </table:table-cell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20"/>
          <table:table-cell table:style-name="ce22"/>
          <table:table-cell table:style-name="ce24"/>
          <table:table-cell table:style-name="ce26"/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74999999999999" calcext:value-type="float">
            <text:p>0.375</text:p>
          </table:table-cell>
          <table:table-cell table:style-name="ce4" table:formula="of:=1-[.B27]" office:value-type="float" office:value="0.625000000000001" calcext:value-type="float">
            <text:p>0.625</text:p>
          </table:table-cell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20"/>
          <table:table-cell table:style-name="ce22"/>
          <table:table-cell table:style-name="ce24"/>
          <table:table-cell table:style-name="ce26"/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49999999999999" calcext:value-type="float">
            <text:p>0.35</text:p>
          </table:table-cell>
          <table:table-cell table:style-name="ce4" table:formula="of:=1-[.B28]" office:value-type="float" office:value="0.650000000000001" calcext:value-type="float">
            <text:p>0.65</text:p>
          </table:table-cell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20"/>
          <table:table-cell table:style-name="ce22"/>
          <table:table-cell table:style-name="ce24"/>
          <table:table-cell table:style-name="ce26"/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24999999999999" calcext:value-type="float">
            <text:p>0.325</text:p>
          </table:table-cell>
          <table:table-cell table:style-name="ce4" table:formula="of:=1-[.B29]" office:value-type="float" office:value="0.675000000000001" calcext:value-type="float">
            <text:p>0.675</text:p>
          </table:table-cell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20"/>
          <table:table-cell table:style-name="ce22"/>
          <table:table-cell table:style-name="ce24"/>
          <table:table-cell table:style-name="ce26"/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99999999999999" calcext:value-type="float">
            <text:p>0.3</text:p>
          </table:table-cell>
          <table:table-cell table:style-name="ce4" table:formula="of:=1-[.B30]" office:value-type="float" office:value="0.700000000000001" calcext:value-type="float">
            <text:p>0.7</text:p>
          </table:table-cell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20"/>
          <table:table-cell table:style-name="ce22"/>
          <table:table-cell table:style-name="ce24"/>
          <table:table-cell table:style-name="ce26"/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74999999999999" calcext:value-type="float">
            <text:p>0.275</text:p>
          </table:table-cell>
          <table:table-cell table:style-name="ce4" table:formula="of:=1-[.B31]" office:value-type="float" office:value="0.725000000000001" calcext:value-type="float">
            <text:p>0.725</text:p>
          </table:table-cell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20"/>
          <table:table-cell table:style-name="ce22"/>
          <table:table-cell table:style-name="ce24"/>
          <table:table-cell table:style-name="ce26"/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49999999999999" calcext:value-type="float">
            <text:p>0.25</text:p>
          </table:table-cell>
          <table:table-cell table:style-name="ce4" table:formula="of:=1-[.B32]" office:value-type="float" office:value="0.750000000000001" calcext:value-type="float">
            <text:p>0.75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24999999999999" calcext:value-type="float">
            <text:p>0.225</text:p>
          </table:table-cell>
          <table:table-cell table:style-name="ce4" table:formula="of:=1-[.B33]" office:value-type="float" office:value="0.775000000000001" calcext:value-type="float">
            <text:p>0.775</text:p>
          </table:table-cell>
          <table:table-cell table:number-columns-repeated="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99999999999999" calcext:value-type="float">
            <text:p>0.2</text:p>
          </table:table-cell>
          <table:table-cell table:style-name="ce4" table:formula="of:=1-[.B34]" office:value-type="float" office:value="0.800000000000001" calcext:value-type="float">
            <text:p>0.8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74999999999999" calcext:value-type="float">
            <text:p>0.175</text:p>
          </table:table-cell>
          <table:table-cell table:style-name="ce4" table:formula="of:=1-[.B35]" office:value-type="float" office:value="0.825000000000001" calcext:value-type="float">
            <text:p>0.825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49999999999999" calcext:value-type="float">
            <text:p>0.15</text:p>
          </table:table-cell>
          <table:table-cell table:style-name="ce4" table:formula="of:=1-[.B36]" office:value-type="float" office:value="0.850000000000001" calcext:value-type="float">
            <text:p>0.85</text:p>
          </table:table-cell>
          <table:table-cell table:number-columns-repeated="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24999999999999" calcext:value-type="float">
            <text:p>0.125</text:p>
          </table:table-cell>
          <table:table-cell table:style-name="ce4" table:formula="of:=1-[.B37]" office:value-type="float" office:value="0.875000000000001" calcext:value-type="float">
            <text:p>0.875</text:p>
          </table:table-cell>
          <table:table-cell table:number-columns-repeated="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999999999999992" calcext:value-type="float">
            <text:p>0.1</text:p>
          </table:table-cell>
          <table:table-cell table:style-name="ce4" table:formula="of:=1-[.B38]" office:value-type="float" office:value="0.900000000000001" calcext:value-type="float">
            <text:p>0.9</text:p>
          </table:table-cell>
          <table:table-cell table:number-columns-repeated="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749999999999992" calcext:value-type="float">
            <text:p>0.075</text:p>
          </table:table-cell>
          <table:table-cell table:style-name="ce4" table:formula="of:=1-[.B39]" office:value-type="float" office:value="0.925000000000001" calcext:value-type="float">
            <text:p>0.925</text:p>
          </table:table-cell>
          <table:table-cell table:number-columns-repeated="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499999999999992" calcext:value-type="float">
            <text:p>0.05</text:p>
          </table:table-cell>
          <table:table-cell table:style-name="ce4" table:formula="of:=1-[.B40]" office:value-type="float" office:value="0.950000000000001" calcext:value-type="float">
            <text:p>0.95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49999999999991" calcext:value-type="float">
            <text:p>0.025</text:p>
          </table:table-cell>
          <table:table-cell table:style-name="ce4" table:formula="of:=1-[.B41]" office:value-type="float" office:value="0.975000000000001" calcext:value-type="float">
            <text:p>0.975</text:p>
          </table:table-cell>
          <table:table-cell table:number-columns-repeated="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1-[.B42]" office:value-type="float" office:value="1" calcext:value-type="float">
            <text:p>1</text:p>
          </table:table-cell>
          <table:table-cell table:formula="of:=IF(MOD(ROW(); 3)=MOD(COLUMN();3); [.$Q42]*[.$Q42] + [.$Q42]*(1-[.$Q42])*[.R42]; [.$Q42]*(1-[.$Q42])*[.R42])" office:value-type="float" office:value="0" calcext:value-type="float">
            <text:p>0</text:p>
          </table:table-cell>
          <table:table-cell table:formula="of:=IF(MOD(ROW(); 3)=MOD(COLUMN();3); [.$Q42]*[.$Q42] + [.$Q42]*(1-[.$Q42])*[.S42]; [.$Q42]*(1-[.$Q42])*[.S42])" office:value-type="float" office:value="0" calcext:value-type="float">
            <text:p>0</text:p>
          </table:table-cell>
          <table:table-cell table:formula="of:=IF(MOD(ROW(); 3)=MOD(COLUMN();3); [.$Q42]*[.$Q42] + [.$Q42]*(1-[.$Q42])*[.T42]; [.$Q42]*(1-[.$Q42])*[.T42])" office:value-type="float" office:value="0" calcext:value-type="float">
            <text:p>0</text:p>
          </table:table-cell>
          <table:table-cell table:number-columns-repeated="7"/>
          <table:table-cell office:value-type="float" office:value="0.413176416892054" calcext:value-type="float">
            <text:p>0.4131764169</text:p>
          </table:table-cell>
          <table:table-cell office:value-type="float" office:value="0.281944020656408" calcext:value-type="float">
            <text:p>0.2819440207</text:p>
          </table:table-cell>
          <table:table-cell office:value-type="float" office:value="0.0108695149373494" calcext:value-type="float">
            <text:p>0.0108695149</text:p>
          </table:table-cell>
          <table:table-cell office:value-type="float" office:value="0" calcext:value-type="float">
            <text:p>0</text:p>
          </table:table-cell>
          <table:table-cell table:formula="of:=[.N42]/SUM([.$N42:.$P42])" office:value-type="float" office:value="0.585244046940396" calcext:value-type="float">
            <text:p>0.5852440469</text:p>
          </table:table-cell>
          <table:table-cell table:formula="of:=[.O42]/SUM([.$N42:.$P42])" office:value-type="float" office:value="0.39935982043891" calcext:value-type="float">
            <text:p>0.3993598204</text:p>
          </table:table-cell>
          <table:table-cell table:formula="of:=[.P42]/SUM([.$N42:.$P42])" office:value-type="float" office:value="0.0153961326206946" calcext:value-type="float">
            <text:p>0.0153961326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1-SUM([.D43:.F43])" office:value-type="float" office:value="0.95" calcext:value-type="float">
            <text:p>0.95</text:p>
          </table:table-cell>
          <table:table-cell table:formula="of:=IF(MOD(ROW(); 3)=MOD(COLUMN();3); [.$Q43]*[.$Q43] + [.$Q43]*(1-[.$Q43])*[.R43]; [.$Q43]*(1-[.$Q43])*[.R43])" office:value-type="float" office:value="0.0219053144865011" calcext:value-type="float">
            <text:p>0.0219053145</text:p>
          </table:table-cell>
          <table:table-cell table:formula="of:=IF(MOD(ROW(); 3)=MOD(COLUMN();3); [.$Q43]*[.$Q43] + [.$Q43]*(1-[.$Q43])*[.S43]; [.$Q43]*(1-[.$Q43])*[.S43])" office:value-type="float" office:value="0.00528622824137717" calcext:value-type="float">
            <text:p>0.0052862282</text:p>
          </table:table-cell>
          <table:table-cell table:formula="of:=IF(MOD(ROW(); 3)=MOD(COLUMN();3); [.$Q43]*[.$Q43] + [.$Q43]*(1-[.$Q43])*[.T43]; [.$Q43]*(1-[.$Q43])*[.T43])" office:value-type="float" office:value="0.0228084572721218" calcext:value-type="float">
            <text:p>0.0228084573</text:p>
          </table:table-cell>
          <table:table-cell table:number-columns-repeated="7"/>
          <table:table-cell office:value-type="float" office:value="0.567426767480893" calcext:value-type="float">
            <text:p>0.5674267675</text:p>
          </table:table-cell>
          <table:table-cell office:value-type="float" office:value="0.154573501256959" calcext:value-type="float">
            <text:p>0.1545735013</text:p>
          </table:table-cell>
          <table:table-cell office:value-type="float" office:value="0.666937358327744" calcext:value-type="float">
            <text:p>0.6669373583</text:p>
          </table:table-cell>
          <table:table-cell office:value-type="float" office:value="0.05" calcext:value-type="float">
            <text:p>0.05</text:p>
          </table:table-cell>
          <table:table-cell table:formula="of:=[.N43]/SUM([.$N43:.$P43])" office:value-type="float" office:value="0.408532936557917" calcext:value-type="float">
            <text:p>0.4085329366</text:p>
          </table:table-cell>
          <table:table-cell table:formula="of:=[.O43]/SUM([.$N43:.$P43])" office:value-type="float" office:value="0.111289015607941" calcext:value-type="float">
            <text:p>0.1112890156</text:p>
          </table:table-cell>
          <table:table-cell table:formula="of:=[.P43]/SUM([.$N43:.$P43])" office:value-type="float" office:value="0.480178047834142" calcext:value-type="float">
            <text:p>0.4801780478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1-SUM([.D44:.F44])" office:value-type="float" office:value="0.95" calcext:value-type="float">
            <text:p>0.95</text:p>
          </table:table-cell>
          <table:table-cell table:formula="of:=IF(MOD(ROW(); 3)=MOD(COLUMN();3); [.$Q44]*[.$Q44] + [.$Q44]*(1-[.$Q44])*[.R44]; [.$Q44]*(1-[.$Q44])*[.R44])" office:value-type="float" office:value="0.0211249412491749" calcext:value-type="float">
            <text:p>0.0211249412</text:p>
          </table:table-cell>
          <table:table-cell table:formula="of:=IF(MOD(ROW(); 3)=MOD(COLUMN();3); [.$Q44]*[.$Q44] + [.$Q44]*(1-[.$Q44])*[.S44]; [.$Q44]*(1-[.$Q44])*[.S44])" office:value-type="float" office:value="0.00443340619148856" calcext:value-type="float">
            <text:p>0.0044334062</text:p>
          </table:table-cell>
          <table:table-cell table:formula="of:=IF(MOD(ROW(); 3)=MOD(COLUMN();3); [.$Q44]*[.$Q44] + [.$Q44]*(1-[.$Q44])*[.T44]; [.$Q44]*(1-[.$Q44])*[.T44])" office:value-type="float" office:value="0.0244416525593366" calcext:value-type="float">
            <text:p>0.0244416526</text:p>
          </table:table-cell>
          <table:table-cell table:number-columns-repeated="7"/>
          <table:table-cell office:value-type="float" office:value="0.597320537104892" calcext:value-type="float">
            <text:p>0.5973205371</text:p>
          </table:table-cell>
          <table:table-cell office:value-type="float" office:value="0.0546682336826371" calcext:value-type="float">
            <text:p>0.0546682337</text:p>
          </table:table-cell>
          <table:table-cell office:value-type="float" office:value="0.691102562713367" calcext:value-type="float">
            <text:p>0.6911025627</text:p>
          </table:table-cell>
          <table:table-cell table:formula="of:=[.Q43]" office:value-type="float" office:value="0.05" calcext:value-type="float">
            <text:p>0.05</text:p>
          </table:table-cell>
          <table:table-cell table:formula="of:=[.N44]/SUM([.$N44:.$P44])" office:value-type="float" office:value="0.444735605245787" calcext:value-type="float">
            <text:p>0.4447356052</text:p>
          </table:table-cell>
          <table:table-cell table:formula="of:=[.O44]/SUM([.$N44:.$P44])" office:value-type="float" office:value="0.0407032882418645" calcext:value-type="float">
            <text:p>0.0407032882</text:p>
          </table:table-cell>
          <table:table-cell table:formula="of:=[.P44]/SUM([.$N44:.$P44])" office:value-type="float" office:value="0.514561106512349" calcext:value-type="float">
            <text:p>0.514561106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1-SUM([.D45:.F45])" office:value-type="float" office:value="0.95" calcext:value-type="float">
            <text:p>0.95</text:p>
          </table:table-cell>
          <table:table-cell table:formula="of:=IF(MOD(ROW(); 3)=MOD(COLUMN();3); [.$Q45]*[.$Q45] + [.$Q45]*(1-[.$Q45])*[.R45]; [.$Q45]*(1-[.$Q45])*[.R45])" office:value-type="float" office:value="0.0143178708513657" calcext:value-type="float">
            <text:p>0.0143178709</text:p>
          </table:table-cell>
          <table:table-cell table:formula="of:=IF(MOD(ROW(); 3)=MOD(COLUMN();3); [.$Q45]*[.$Q45] + [.$Q45]*(1-[.$Q45])*[.S45]; [.$Q45]*(1-[.$Q45])*[.S45])" office:value-type="float" office:value="0.0165333758702046" calcext:value-type="float">
            <text:p>0.0165333759</text:p>
          </table:table-cell>
          <table:table-cell table:formula="of:=IF(MOD(ROW(); 3)=MOD(COLUMN();3); [.$Q45]*[.$Q45] + [.$Q45]*(1-[.$Q45])*[.T45]; [.$Q45]*(1-[.$Q45])*[.T45])" office:value-type="float" office:value="0.0191487532784297" calcext:value-type="float">
            <text:p>0.0191487533</text:p>
          </table:table-cell>
          <table:table-cell table:number-columns-repeated="7"/>
          <table:table-cell office:value-type="float" office:value="0.617259233495142" calcext:value-type="float">
            <text:p>0.6172592335</text:p>
          </table:table-cell>
          <table:table-cell office:value-type="float" office:value="0.712772102966424" calcext:value-type="float">
            <text:p>0.712772103</text:p>
          </table:table-cell>
          <table:table-cell office:value-type="float" office:value="0.717746150525799" calcext:value-type="float">
            <text:p>0.7177461505</text:p>
          </table:table-cell>
          <table:table-cell table:formula="of:=[.Q44]" office:value-type="float" office:value="0.05" calcext:value-type="float">
            <text:p>0.05</text:p>
          </table:table-cell>
          <table:table-cell table:formula="of:=[.N45]/SUM([.$N45:.$P45])" office:value-type="float" office:value="0.301428860028751" calcext:value-type="float">
            <text:p>0.30142886</text:p>
          </table:table-cell>
          <table:table-cell table:formula="of:=[.O45]/SUM([.$N45:.$P45])" office:value-type="float" office:value="0.348071070951676" calcext:value-type="float">
            <text:p>0.348071071</text:p>
          </table:table-cell>
          <table:table-cell table:formula="of:=[.P45]/SUM([.$N45:.$P45])" office:value-type="float" office:value="0.350500069019573" calcext:value-type="float">
            <text:p>0.35050006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1-SUM([.D46:.F46])" office:value-type="float" office:value="0.9" calcext:value-type="float">
            <text:p>0.9</text:p>
          </table:table-cell>
          <table:table-cell table:formula="of:=IF(MOD(ROW(); 3)=MOD(COLUMN();3); [.$Q46]*[.$Q46] + [.$Q46]*(1-[.$Q46])*[.R46]; [.$Q46]*(1-[.$Q46])*[.R46])" office:value-type="float" office:value="0.0381797962312272" calcext:value-type="float">
            <text:p>0.0381797962</text:p>
          </table:table-cell>
          <table:table-cell table:formula="of:=IF(MOD(ROW(); 3)=MOD(COLUMN();3); [.$Q46]*[.$Q46] + [.$Q46]*(1-[.$Q46])*[.S46]; [.$Q46]*(1-[.$Q46])*[.S46])" office:value-type="float" office:value="0.0299823820112146" calcext:value-type="float">
            <text:p>0.029982382</text:p>
          </table:table-cell>
          <table:table-cell table:formula="of:=IF(MOD(ROW(); 3)=MOD(COLUMN();3); [.$Q46]*[.$Q46] + [.$Q46]*(1-[.$Q46])*[.T46]; [.$Q46]*(1-[.$Q46])*[.T46])" office:value-type="float" office:value="0.0318378217575583" calcext:value-type="float">
            <text:p>0.0318378218</text:p>
          </table:table-cell>
          <table:table-cell table:number-columns-repeated="7"/>
          <table:table-cell office:value-type="float" office:value="0.873105127801408" calcext:value-type="float">
            <text:p>0.8731051278</text:p>
          </table:table-cell>
          <table:table-cell office:value-type="float" office:value="0.928955314754318" calcext:value-type="float">
            <text:p>0.9289553148</text:p>
          </table:table-cell>
          <table:table-cell office:value-type="float" office:value="0.986443095842813" calcext:value-type="float">
            <text:p>0.9864430958</text:p>
          </table:table-cell>
          <table:table-cell table:formula="of:=[.Q45]+0.05" office:value-type="float" office:value="0.1" calcext:value-type="float">
            <text:p>0.1</text:p>
          </table:table-cell>
          <table:table-cell table:formula="of:=[.N46]/SUM([.$N46:.$P46])" office:value-type="float" office:value="0.313108847013635" calcext:value-type="float">
            <text:p>0.313108847</text:p>
          </table:table-cell>
          <table:table-cell table:formula="of:=[.O46]/SUM([.$N46:.$P46])" office:value-type="float" office:value="0.333137577902384" calcext:value-type="float">
            <text:p>0.3331375779</text:p>
          </table:table-cell>
          <table:table-cell table:formula="of:=[.P46]/SUM([.$N46:.$P46])" office:value-type="float" office:value="0.353753575083981" calcext:value-type="float">
            <text:p>0.353753575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1-SUM([.D47:.F47])" office:value-type="float" office:value="0.9" calcext:value-type="float">
            <text:p>0.9</text:p>
          </table:table-cell>
          <table:table-cell table:formula="of:=IF(MOD(ROW(); 3)=MOD(COLUMN();3); [.$Q47]*[.$Q47] + [.$Q47]*(1-[.$Q47])*[.R47]; [.$Q47]*(1-[.$Q47])*[.R47])" office:value-type="float" office:value="0.0699019372055346" calcext:value-type="float">
            <text:p>0.0699019372</text:p>
          </table:table-cell>
          <table:table-cell table:formula="of:=IF(MOD(ROW(); 3)=MOD(COLUMN();3); [.$Q47]*[.$Q47] + [.$Q47]*(1-[.$Q47])*[.S47]; [.$Q47]*(1-[.$Q47])*[.S47])" office:value-type="float" office:value="0.0238065151493578" calcext:value-type="float">
            <text:p>0.0238065151</text:p>
          </table:table-cell>
          <table:table-cell table:formula="of:=IF(MOD(ROW(); 3)=MOD(COLUMN();3); [.$Q47]*[.$Q47] + [.$Q47]*(1-[.$Q47])*[.T47]; [.$Q47]*(1-[.$Q47])*[.T47])" office:value-type="float" office:value="0.00629154764510771" calcext:value-type="float">
            <text:p>0.0062915476</text:p>
          </table:table-cell>
          <table:table-cell table:number-columns-repeated="7"/>
          <table:table-cell office:value-type="float" office:value="0.628226337850833" calcext:value-type="float">
            <text:p>0.6282263379</text:p>
          </table:table-cell>
          <table:table-cell office:value-type="float" office:value="0.124082633436321" calcext:value-type="float">
            <text:p>0.1240826334</text:p>
          </table:table-cell>
          <table:table-cell office:value-type="float" office:value="0.0565437253173451" calcext:value-type="float">
            <text:p>0.0565437253</text:p>
          </table:table-cell>
          <table:table-cell table:formula="of:=[.Q46]" office:value-type="float" office:value="0.1" calcext:value-type="float">
            <text:p>0.1</text:p>
          </table:table-cell>
          <table:table-cell table:formula="of:=[.N47]/SUM([.$N47:.$P47])" office:value-type="float" office:value="0.776688191172606" calcext:value-type="float">
            <text:p>0.7766881912</text:p>
          </table:table-cell>
          <table:table-cell table:formula="of:=[.O47]/SUM([.$N47:.$P47])" office:value-type="float" office:value="0.153405723881753" calcext:value-type="float">
            <text:p>0.1534057239</text:p>
          </table:table-cell>
          <table:table-cell table:formula="of:=[.P47]/SUM([.$N47:.$P47])" office:value-type="float" office:value="0.0699060849456412" calcext:value-type="float">
            <text:p>0.069906084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1-SUM([.D48:.F48])" office:value-type="float" office:value="0.9" calcext:value-type="float">
            <text:p>0.9</text:p>
          </table:table-cell>
          <table:table-cell table:formula="of:=IF(MOD(ROW(); 3)=MOD(COLUMN();3); [.$Q48]*[.$Q48] + [.$Q48]*(1-[.$Q48])*[.R48]; [.$Q48]*(1-[.$Q48])*[.R48])" office:value-type="float" office:value="0.0501247901505076" calcext:value-type="float">
            <text:p>0.0501247902</text:p>
          </table:table-cell>
          <table:table-cell table:formula="of:=IF(MOD(ROW(); 3)=MOD(COLUMN();3); [.$Q48]*[.$Q48] + [.$Q48]*(1-[.$Q48])*[.S48]; [.$Q48]*(1-[.$Q48])*[.S48])" office:value-type="float" office:value="0.0168003478924178" calcext:value-type="float">
            <text:p>0.0168003479</text:p>
          </table:table-cell>
          <table:table-cell table:formula="of:=IF(MOD(ROW(); 3)=MOD(COLUMN();3); [.$Q48]*[.$Q48] + [.$Q48]*(1-[.$Q48])*[.T48]; [.$Q48]*(1-[.$Q48])*[.T48])" office:value-type="float" office:value="0.0330748619570746" calcext:value-type="float">
            <text:p>0.033074862</text:p>
          </table:table-cell>
          <table:table-cell table:number-columns-repeated="7"/>
          <table:table-cell office:value-type="float" office:value="0.985507175913375" calcext:value-type="float">
            <text:p>0.9855071759</text:p>
          </table:table-cell>
          <table:table-cell office:value-type="float" office:value="0.330312872255511" calcext:value-type="float">
            <text:p>0.3303128723</text:p>
          </table:table-cell>
          <table:table-cell office:value-type="float" office:value="0.453676553530214" calcext:value-type="float">
            <text:p>0.4536765535</text:p>
          </table:table-cell>
          <table:table-cell table:formula="of:=[.Q47]" office:value-type="float" office:value="0.1" calcext:value-type="float">
            <text:p>0.1</text:p>
          </table:table-cell>
          <table:table-cell table:formula="of:=[.N48]/SUM([.$N48:.$P48])" office:value-type="float" office:value="0.556942112783418" calcext:value-type="float">
            <text:p>0.5569421128</text:p>
          </table:table-cell>
          <table:table-cell table:formula="of:=[.O48]/SUM([.$N48:.$P48])" office:value-type="float" office:value="0.186670532137976" calcext:value-type="float">
            <text:p>0.1866705321</text:p>
          </table:table-cell>
          <table:table-cell table:formula="of:=[.P48]/SUM([.$N48:.$P48])" office:value-type="float" office:value="0.256387355078606" calcext:value-type="float">
            <text:p>0.256387355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1-SUM([.D49:.F49])" office:value-type="float" office:value="0.85" calcext:value-type="float">
            <text:p>0.85</text:p>
          </table:table-cell>
          <table:table-cell table:formula="of:=IF(MOD(ROW(); 3)=MOD(COLUMN();3); [.$Q49]*[.$Q49] + [.$Q49]*(1-[.$Q49])*[.R49]; [.$Q49]*(1-[.$Q49])*[.R49])" office:value-type="float" office:value="0.0555651685609987" calcext:value-type="float">
            <text:p>0.0555651686</text:p>
          </table:table-cell>
          <table:table-cell table:formula="of:=IF(MOD(ROW(); 3)=MOD(COLUMN();3); [.$Q49]*[.$Q49] + [.$Q49]*(1-[.$Q49])*[.S49]; [.$Q49]*(1-[.$Q49])*[.S49])" office:value-type="float" office:value="0.0394542045221566" calcext:value-type="float">
            <text:p>0.0394542045</text:p>
          </table:table-cell>
          <table:table-cell table:formula="of:=IF(MOD(ROW(); 3)=MOD(COLUMN();3); [.$Q49]*[.$Q49] + [.$Q49]*(1-[.$Q49])*[.T49]; [.$Q49]*(1-[.$Q49])*[.T49])" office:value-type="float" office:value="0.0549806269168447" calcext:value-type="float">
            <text:p>0.0549806269</text:p>
          </table:table-cell>
          <table:table-cell table:number-columns-repeated="7"/>
          <table:table-cell office:value-type="float" office:value="0.53681273970888" calcext:value-type="float">
            <text:p>0.5368127397</text:p>
          </table:table-cell>
          <table:table-cell office:value-type="float" office:value="0.640538686004318" calcext:value-type="float">
            <text:p>0.640538686</text:p>
          </table:table-cell>
          <table:table-cell office:value-type="float" office:value="0.892610025915795" calcext:value-type="float">
            <text:p>0.8926100259</text:p>
          </table:table-cell>
          <table:table-cell table:formula="of:=[.Q48]+0.05" office:value-type="float" office:value="0.15" calcext:value-type="float">
            <text:p>0.15</text:p>
          </table:table-cell>
          <table:table-cell table:formula="of:=[.N49]/SUM([.$N49:.$P49])" office:value-type="float" office:value="0.259334655380382" calcext:value-type="float">
            <text:p>0.2593346554</text:p>
          </table:table-cell>
          <table:table-cell table:formula="of:=[.O49]/SUM([.$N49:.$P49])" office:value-type="float" office:value="0.309444741350248" calcext:value-type="float">
            <text:p>0.3094447414</text:p>
          </table:table-cell>
          <table:table-cell table:formula="of:=[.P49]/SUM([.$N49:.$P49])" office:value-type="float" office:value="0.43122060326937" calcext:value-type="float">
            <text:p>0.431220603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1-SUM([.D50:.F50])" office:value-type="float" office:value="0.85" calcext:value-type="float">
            <text:p>0.85</text:p>
          </table:table-cell>
          <table:table-cell table:formula="of:=IF(MOD(ROW(); 3)=MOD(COLUMN();3); [.$Q50]*[.$Q50] + [.$Q50]*(1-[.$Q50])*[.R50]; [.$Q50]*(1-[.$Q50])*[.R50])" office:value-type="float" office:value="0.0505290119632182" calcext:value-type="float">
            <text:p>0.050529012</text:p>
          </table:table-cell>
          <table:table-cell table:formula="of:=IF(MOD(ROW(); 3)=MOD(COLUMN();3); [.$Q50]*[.$Q50] + [.$Q50]*(1-[.$Q50])*[.S50]; [.$Q50]*(1-[.$Q50])*[.S50])" office:value-type="float" office:value="0.0672991306207517" calcext:value-type="float">
            <text:p>0.0672991306</text:p>
          </table:table-cell>
          <table:table-cell table:formula="of:=IF(MOD(ROW(); 3)=MOD(COLUMN();3); [.$Q50]*[.$Q50] + [.$Q50]*(1-[.$Q50])*[.T50]; [.$Q50]*(1-[.$Q50])*[.T50])" office:value-type="float" office:value="0.0321718574160301" calcext:value-type="float">
            <text:p>0.0321718574</text:p>
          </table:table-cell>
          <table:table-cell table:number-columns-repeated="7"/>
          <table:table-cell office:value-type="float" office:value="0.810681223254744" calcext:value-type="float">
            <text:p>0.8106812233</text:p>
          </table:table-cell>
          <table:table-cell office:value-type="float" office:value="0.718751715129854" calcext:value-type="float">
            <text:p>0.7187517151</text:p>
          </table:table-cell>
          <table:table-cell office:value-type="float" office:value="0.516161304388652" calcext:value-type="float">
            <text:p>0.5161613044</text:p>
          </table:table-cell>
          <table:table-cell table:formula="of:=[.Q49]" office:value-type="float" office:value="0.15" calcext:value-type="float">
            <text:p>0.15</text:p>
          </table:table-cell>
          <table:table-cell table:formula="of:=[.N50]/SUM([.$N50:.$P50])" office:value-type="float" office:value="0.396305976182104" calcext:value-type="float">
            <text:p>0.3963059762</text:p>
          </table:table-cell>
          <table:table-cell table:formula="of:=[.O50]/SUM([.$N50:.$P50])" office:value-type="float" office:value="0.351365730358836" calcext:value-type="float">
            <text:p>0.3513657304</text:p>
          </table:table-cell>
          <table:table-cell table:formula="of:=[.P50]/SUM([.$N50:.$P50])" office:value-type="float" office:value="0.25232829345906" calcext:value-type="float">
            <text:p>0.252328293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1-SUM([.D51:.F51])" office:value-type="float" office:value="0.85" calcext:value-type="float">
            <text:p>0.85</text:p>
          </table:table-cell>
          <table:table-cell table:formula="of:=IF(MOD(ROW(); 3)=MOD(COLUMN();3); [.$Q51]*[.$Q51] + [.$Q51]*(1-[.$Q51])*[.R51]; [.$Q51]*(1-[.$Q51])*[.R51])" office:value-type="float" office:value="0.0566033857618417" calcext:value-type="float">
            <text:p>0.0566033858</text:p>
          </table:table-cell>
          <table:table-cell table:formula="of:=IF(MOD(ROW(); 3)=MOD(COLUMN();3); [.$Q51]*[.$Q51] + [.$Q51]*(1-[.$Q51])*[.S51]; [.$Q51]*(1-[.$Q51])*[.S51])" office:value-type="float" office:value="0.0155835590148" calcext:value-type="float">
            <text:p>0.015583559</text:p>
          </table:table-cell>
          <table:table-cell table:formula="of:=IF(MOD(ROW(); 3)=MOD(COLUMN();3); [.$Q51]*[.$Q51] + [.$Q51]*(1-[.$Q51])*[.T51]; [.$Q51]*(1-[.$Q51])*[.T51])" office:value-type="float" office:value="0.0778130552233583" calcext:value-type="float">
            <text:p>0.0778130552</text:p>
          </table:table-cell>
          <table:table-cell table:number-columns-repeated="7"/>
          <table:table-cell office:value-type="float" office:value="0.612632944105029" calcext:value-type="float">
            <text:p>0.6126329441</text:p>
          </table:table-cell>
          <table:table-cell office:value-type="float" office:value="0.168664851234171" calcext:value-type="float">
            <text:p>0.1686648512</text:p>
          </table:table-cell>
          <table:table-cell office:value-type="float" office:value="0.598667366144981" calcext:value-type="float">
            <text:p>0.5986673661</text:p>
          </table:table-cell>
          <table:table-cell table:formula="of:=[.Q50]" office:value-type="float" office:value="0.15" calcext:value-type="float">
            <text:p>0.15</text:p>
          </table:table-cell>
          <table:table-cell table:formula="of:=[.N51]/SUM([.$N51:.$P51])" office:value-type="float" office:value="0.443948123622287" calcext:value-type="float">
            <text:p>0.4439481236</text:p>
          </table:table-cell>
          <table:table-cell table:formula="of:=[.O51]/SUM([.$N51:.$P51])" office:value-type="float" office:value="0.122223992272942" calcext:value-type="float">
            <text:p>0.1222239923</text:p>
          </table:table-cell>
          <table:table-cell table:formula="of:=[.P51]/SUM([.$N51:.$P51])" office:value-type="float" office:value="0.433827884104771" calcext:value-type="float">
            <text:p>0.433827884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1-SUM([.D52:.F52])" office:value-type="float" office:value="0.8" calcext:value-type="float">
            <text:p>0.8</text:p>
          </table:table-cell>
          <table:table-cell table:formula="of:=IF(MOD(ROW(); 3)=MOD(COLUMN();3); [.$Q52]*[.$Q52] + [.$Q52]*(1-[.$Q52])*[.R52]; [.$Q52]*(1-[.$Q52])*[.R52])" office:value-type="float" office:value="0.100436828205899" calcext:value-type="float">
            <text:p>0.1004368282</text:p>
          </table:table-cell>
          <table:table-cell table:formula="of:=IF(MOD(ROW(); 3)=MOD(COLUMN();3); [.$Q52]*[.$Q52] + [.$Q52]*(1-[.$Q52])*[.S52]; [.$Q52]*(1-[.$Q52])*[.S52])" office:value-type="float" office:value="0.0421567767158165" calcext:value-type="float">
            <text:p>0.0421567767</text:p>
          </table:table-cell>
          <table:table-cell table:formula="of:=IF(MOD(ROW(); 3)=MOD(COLUMN();3); [.$Q52]*[.$Q52] + [.$Q52]*(1-[.$Q52])*[.T52]; [.$Q52]*(1-[.$Q52])*[.T52])" office:value-type="float" office:value="0.0574063950782848" calcext:value-type="float">
            <text:p>0.0574063951</text:p>
          </table:table-cell>
          <table:table-cell table:number-columns-repeated="7"/>
          <table:table-cell office:value-type="float" office:value="0.955507555467912" calcext:value-type="float">
            <text:p>0.9555075555</text:p>
          </table:table-cell>
          <table:table-cell office:value-type="float" office:value="0.666499547741071" calcext:value-type="float">
            <text:p>0.6664995477</text:p>
          </table:table-cell>
          <table:table-cell office:value-type="float" office:value="0.907596342458675" calcext:value-type="float">
            <text:p>0.9075963425</text:p>
          </table:table-cell>
          <table:table-cell table:formula="of:=[.Q51]+0.05" office:value-type="float" office:value="0.2" calcext:value-type="float">
            <text:p>0.2</text:p>
          </table:table-cell>
          <table:table-cell table:formula="of:=[.N52]/SUM([.$N52:.$P52])" office:value-type="float" office:value="0.377730176286868" calcext:value-type="float">
            <text:p>0.3777301763</text:p>
          </table:table-cell>
          <table:table-cell table:formula="of:=[.O52]/SUM([.$N52:.$P52])" office:value-type="float" office:value="0.263479854473853" calcext:value-type="float">
            <text:p>0.2634798545</text:p>
          </table:table-cell>
          <table:table-cell table:formula="of:=[.P52]/SUM([.$N52:.$P52])" office:value-type="float" office:value="0.35878996923928" calcext:value-type="float">
            <text:p>0.358789969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1-SUM([.D53:.F53])" office:value-type="float" office:value="0.8" calcext:value-type="float">
            <text:p>0.8</text:p>
          </table:table-cell>
          <table:table-cell table:formula="of:=IF(MOD(ROW(); 3)=MOD(COLUMN();3); [.$Q53]*[.$Q53] + [.$Q53]*(1-[.$Q53])*[.R53]; [.$Q53]*(1-[.$Q53])*[.R53])" office:value-type="float" office:value="0.103144084817415" calcext:value-type="float">
            <text:p>0.1031440848</text:p>
          </table:table-cell>
          <table:table-cell table:formula="of:=IF(MOD(ROW(); 3)=MOD(COLUMN();3); [.$Q53]*[.$Q53] + [.$Q53]*(1-[.$Q53])*[.S53]; [.$Q53]*(1-[.$Q53])*[.S53])" office:value-type="float" office:value="0.0853294467388783" calcext:value-type="float">
            <text:p>0.0853294467</text:p>
          </table:table-cell>
          <table:table-cell table:formula="of:=IF(MOD(ROW(); 3)=MOD(COLUMN();3); [.$Q53]*[.$Q53] + [.$Q53]*(1-[.$Q53])*[.T53]; [.$Q53]*(1-[.$Q53])*[.T53])" office:value-type="float" office:value="0.0115264684437072" calcext:value-type="float">
            <text:p>0.0115264684</text:p>
          </table:table-cell>
          <table:table-cell table:number-columns-repeated="7"/>
          <table:table-cell office:value-type="float" office:value="0.450154663135712" calcext:value-type="float">
            <text:p>0.4501546631</text:p>
          </table:table-cell>
          <table:table-cell office:value-type="float" office:value="0.19783259372546" calcext:value-type="float">
            <text:p>0.1978325937</text:p>
          </table:table-cell>
          <table:table-cell office:value-type="float" office:value="0.0503052940806683" calcext:value-type="float">
            <text:p>0.0503052941</text:p>
          </table:table-cell>
          <table:table-cell table:formula="of:=[.Q52]" office:value-type="float" office:value="0.2" calcext:value-type="float">
            <text:p>0.2</text:p>
          </table:table-cell>
          <table:table-cell table:formula="of:=[.N53]/SUM([.$N53:.$P53])" office:value-type="float" office:value="0.644650530108841" calcext:value-type="float">
            <text:p>0.6446505301</text:p>
          </table:table-cell>
          <table:table-cell table:formula="of:=[.O53]/SUM([.$N53:.$P53])" office:value-type="float" office:value="0.283309042117989" calcext:value-type="float">
            <text:p>0.2833090421</text:p>
          </table:table-cell>
          <table:table-cell table:formula="of:=[.P53]/SUM([.$N53:.$P53])" office:value-type="float" office:value="0.07204042777317" calcext:value-type="float">
            <text:p>0.0720404278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1-SUM([.D54:.F54])" office:value-type="float" office:value="0.8" calcext:value-type="float">
            <text:p>0.8</text:p>
          </table:table-cell>
          <table:table-cell table:formula="of:=IF(MOD(ROW(); 3)=MOD(COLUMN();3); [.$Q54]*[.$Q54] + [.$Q54]*(1-[.$Q54])*[.R54]; [.$Q54]*(1-[.$Q54])*[.R54])" office:value-type="float" office:value="0.0893614657050735" calcext:value-type="float">
            <text:p>0.0893614657</text:p>
          </table:table-cell>
          <table:table-cell table:formula="of:=IF(MOD(ROW(); 3)=MOD(COLUMN();3); [.$Q54]*[.$Q54] + [.$Q54]*(1-[.$Q54])*[.S54]; [.$Q54]*(1-[.$Q54])*[.S54])" office:value-type="float" office:value="0.0153027525803337" calcext:value-type="float">
            <text:p>0.0153027526</text:p>
          </table:table-cell>
          <table:table-cell table:formula="of:=IF(MOD(ROW(); 3)=MOD(COLUMN();3); [.$Q54]*[.$Q54] + [.$Q54]*(1-[.$Q54])*[.T54]; [.$Q54]*(1-[.$Q54])*[.T54])" office:value-type="float" office:value="0.0953357817145928" calcext:value-type="float">
            <text:p>0.0953357817</text:p>
          </table:table-cell>
          <table:table-cell table:number-columns-repeated="7"/>
          <table:table-cell office:value-type="float" office:value="0.868882617611439" calcext:value-type="float">
            <text:p>0.8688826176</text:p>
          </table:table-cell>
          <table:table-cell office:value-type="float" office:value="0.148792274318142" calcext:value-type="float">
            <text:p>0.1487922743</text:p>
          </table:table-cell>
          <table:table-cell office:value-type="float" office:value="0.538042863155733" calcext:value-type="float">
            <text:p>0.5380428632</text:p>
          </table:table-cell>
          <table:table-cell table:formula="of:=[.Q53]" office:value-type="float" office:value="0.2" calcext:value-type="float">
            <text:p>0.2</text:p>
          </table:table-cell>
          <table:table-cell table:formula="of:=[.N54]/SUM([.$N54:.$P54])" office:value-type="float" office:value="0.558509160656709" calcext:value-type="float">
            <text:p>0.5585091607</text:p>
          </table:table-cell>
          <table:table-cell table:formula="of:=[.O54]/SUM([.$N54:.$P54])" office:value-type="float" office:value="0.0956422036270855" calcext:value-type="float">
            <text:p>0.0956422036</text:p>
          </table:table-cell>
          <table:table-cell table:formula="of:=[.P54]/SUM([.$N54:.$P54])" office:value-type="float" office:value="0.345848635716205" calcext:value-type="float">
            <text:p>0.3458486357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1-SUM([.D55:.F55])" office:value-type="float" office:value="0.75" calcext:value-type="float">
            <text:p>0.75</text:p>
          </table:table-cell>
          <table:table-cell table:formula="of:=IF(MOD(ROW(); 3)=MOD(COLUMN();3); [.$Q55]*[.$Q55] + [.$Q55]*(1-[.$Q55])*[.R55]; [.$Q55]*(1-[.$Q55])*[.R55])" office:value-type="float" office:value="0.133794390639434" calcext:value-type="float">
            <text:p>0.1337943906</text:p>
          </table:table-cell>
          <table:table-cell table:formula="of:=IF(MOD(ROW(); 3)=MOD(COLUMN();3); [.$Q55]*[.$Q55] + [.$Q55]*(1-[.$Q55])*[.S55]; [.$Q55]*(1-[.$Q55])*[.S55])" office:value-type="float" office:value="0.055631245858625" calcext:value-type="float">
            <text:p>0.0556312459</text:p>
          </table:table-cell>
          <table:table-cell table:formula="of:=IF(MOD(ROW(); 3)=MOD(COLUMN();3); [.$Q55]*[.$Q55] + [.$Q55]*(1-[.$Q55])*[.T55]; [.$Q55]*(1-[.$Q55])*[.T55])" office:value-type="float" office:value="0.0605743635019407" calcext:value-type="float">
            <text:p>0.0605743635</text:p>
          </table:table-cell>
          <table:table-cell table:number-columns-repeated="7"/>
          <table:table-cell office:value-type="float" office:value="0.799431676012988" calcext:value-type="float">
            <text:p>0.799431676</text:p>
          </table:table-cell>
          <table:table-cell office:value-type="float" office:value="0.623799147682904" calcext:value-type="float">
            <text:p>0.6237991477</text:p>
          </table:table-cell>
          <table:table-cell office:value-type="float" office:value="0.679226857869959" calcext:value-type="float">
            <text:p>0.6792268579</text:p>
          </table:table-cell>
          <table:table-cell table:formula="of:=[.Q54]+0.05" office:value-type="float" office:value="0.25" calcext:value-type="float">
            <text:p>0.25</text:p>
          </table:table-cell>
          <table:table-cell table:formula="of:=[.N55]/SUM([.$N55:.$P55])" office:value-type="float" office:value="0.380236750076983" calcext:value-type="float">
            <text:p>0.3802367501</text:p>
          </table:table-cell>
          <table:table-cell table:formula="of:=[.O55]/SUM([.$N55:.$P55])" office:value-type="float" office:value="0.296699977912666" calcext:value-type="float">
            <text:p>0.2966999779</text:p>
          </table:table-cell>
          <table:table-cell table:formula="of:=[.P55]/SUM([.$N55:.$P55])" office:value-type="float" office:value="0.32306327201035" calcext:value-type="float">
            <text:p>0.323063272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1-SUM([.D56:.F56])" office:value-type="float" office:value="0.75" calcext:value-type="float">
            <text:p>0.75</text:p>
          </table:table-cell>
          <table:table-cell table:formula="of:=IF(MOD(ROW(); 3)=MOD(COLUMN();3); [.$Q56]*[.$Q56] + [.$Q56]*(1-[.$Q56])*[.R56]; [.$Q56]*(1-[.$Q56])*[.R56])" office:value-type="float" office:value="0.0608076633950567" calcext:value-type="float">
            <text:p>0.0608076634</text:p>
          </table:table-cell>
          <table:table-cell table:formula="of:=IF(MOD(ROW(); 3)=MOD(COLUMN();3); [.$Q56]*[.$Q56] + [.$Q56]*(1-[.$Q56])*[.S56]; [.$Q56]*(1-[.$Q56])*[.S56])" office:value-type="float" office:value="0.0977686554955981" calcext:value-type="float">
            <text:p>0.0977686555</text:p>
          </table:table-cell>
          <table:table-cell table:formula="of:=IF(MOD(ROW(); 3)=MOD(COLUMN();3); [.$Q56]*[.$Q56] + [.$Q56]*(1-[.$Q56])*[.T56]; [.$Q56]*(1-[.$Q56])*[.T56])" office:value-type="float" office:value="0.0914236811093451" calcext:value-type="float">
            <text:p>0.0914236811</text:p>
          </table:table-cell>
          <table:table-cell table:number-columns-repeated="7"/>
          <table:table-cell office:value-type="float" office:value="0.576528092062551" calcext:value-type="float">
            <text:p>0.5765280921</text:p>
          </table:table-cell>
          <table:table-cell office:value-type="float" office:value="0.334388291330753" calcext:value-type="float">
            <text:p>0.3343882913</text:p>
          </table:table-cell>
          <table:table-cell office:value-type="float" office:value="0.866803910830599" calcext:value-type="float">
            <text:p>0.8668039108</text:p>
          </table:table-cell>
          <table:table-cell table:formula="of:=[.Q55]" office:value-type="float" office:value="0.25" calcext:value-type="float">
            <text:p>0.25</text:p>
          </table:table-cell>
          <table:table-cell table:formula="of:=[.N56]/SUM([.$N56:.$P56])" office:value-type="float" office:value="0.324307538106969" calcext:value-type="float">
            <text:p>0.3243075381</text:p>
          </table:table-cell>
          <table:table-cell table:formula="of:=[.O56]/SUM([.$N56:.$P56])" office:value-type="float" office:value="0.188099495976523" calcext:value-type="float">
            <text:p>0.188099496</text:p>
          </table:table-cell>
          <table:table-cell table:formula="of:=[.P56]/SUM([.$N56:.$P56])" office:value-type="float" office:value="0.487592965916507" calcext:value-type="float">
            <text:p>0.4875929659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1-SUM([.D57:.F57])" office:value-type="float" office:value="0.75" calcext:value-type="float">
            <text:p>0.75</text:p>
          </table:table-cell>
          <table:table-cell table:formula="of:=IF(MOD(ROW(); 3)=MOD(COLUMN();3); [.$Q57]*[.$Q57] + [.$Q57]*(1-[.$Q57])*[.R57]; [.$Q57]*(1-[.$Q57])*[.R57])" office:value-type="float" office:value="0.0762926287915165" calcext:value-type="float">
            <text:p>0.0762926288</text:p>
          </table:table-cell>
          <table:table-cell table:formula="of:=IF(MOD(ROW(); 3)=MOD(COLUMN();3); [.$Q57]*[.$Q57] + [.$Q57]*(1-[.$Q57])*[.S57]; [.$Q57]*(1-[.$Q57])*[.S57])" office:value-type="float" office:value="0.0414445277979978" calcext:value-type="float">
            <text:p>0.0414445278</text:p>
          </table:table-cell>
          <table:table-cell table:formula="of:=IF(MOD(ROW(); 3)=MOD(COLUMN();3); [.$Q57]*[.$Q57] + [.$Q57]*(1-[.$Q57])*[.T57]; [.$Q57]*(1-[.$Q57])*[.T57])" office:value-type="float" office:value="0.132262843410486" calcext:value-type="float">
            <text:p>0.1322628434</text:p>
          </table:table-cell>
          <table:table-cell table:number-columns-repeated="7"/>
          <table:table-cell office:value-type="float" office:value="0.892129622127037" calcext:value-type="float">
            <text:p>0.8921296221</text:p>
          </table:table-cell>
          <table:table-cell office:value-type="float" office:value="0.48463254588722" calcext:value-type="float">
            <text:p>0.4846325459</text:p>
          </table:table-cell>
          <table:table-cell office:value-type="float" office:value="0.815773425508506" calcext:value-type="float">
            <text:p>0.8157734255</text:p>
          </table:table-cell>
          <table:table-cell table:formula="of:=[.Q56]" office:value-type="float" office:value="0.25" calcext:value-type="float">
            <text:p>0.25</text:p>
          </table:table-cell>
          <table:table-cell table:formula="of:=[.N57]/SUM([.$N57:.$P57])" office:value-type="float" office:value="0.406894020221421" calcext:value-type="float">
            <text:p>0.4068940202</text:p>
          </table:table-cell>
          <table:table-cell table:formula="of:=[.O57]/SUM([.$N57:.$P57])" office:value-type="float" office:value="0.221037481589322" calcext:value-type="float">
            <text:p>0.2210374816</text:p>
          </table:table-cell>
          <table:table-cell table:formula="of:=[.P57]/SUM([.$N57:.$P57])" office:value-type="float" office:value="0.372068498189257" calcext:value-type="float">
            <text:p>0.372068498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formula="of:=1-SUM([.D58:.F58])" office:value-type="float" office:value="0.7" calcext:value-type="float">
            <text:p>0.7</text:p>
          </table:table-cell>
          <table:table-cell table:formula="of:=IF(MOD(ROW(); 3)=MOD(COLUMN();3); [.$Q58]*[.$Q58] + [.$Q58]*(1-[.$Q58])*[.R58]; [.$Q58]*(1-[.$Q58])*[.R58])" office:value-type="float" office:value="0.156564592396067" calcext:value-type="float">
            <text:p>0.1565645924</text:p>
          </table:table-cell>
          <table:table-cell table:formula="of:=IF(MOD(ROW(); 3)=MOD(COLUMN();3); [.$Q58]*[.$Q58] + [.$Q58]*(1-[.$Q58])*[.S58]; [.$Q58]*(1-[.$Q58])*[.S58])" office:value-type="float" office:value="0.0387142116957835" calcext:value-type="float">
            <text:p>0.0387142117</text:p>
          </table:table-cell>
          <table:table-cell table:formula="of:=IF(MOD(ROW(); 3)=MOD(COLUMN();3); [.$Q58]*[.$Q58] + [.$Q58]*(1-[.$Q58])*[.T58]; [.$Q58]*(1-[.$Q58])*[.T58])" office:value-type="float" office:value="0.104721195908149" calcext:value-type="float">
            <text:p>0.1047211959</text:p>
          </table:table-cell>
          <table:table-cell table:number-columns-repeated="7"/>
          <table:table-cell office:value-type="float" office:value="0.407390472039886" calcext:value-type="float">
            <text:p>0.407390472</text:p>
          </table:table-cell>
          <table:table-cell office:value-type="float" office:value="0.236939796514537" calcext:value-type="float">
            <text:p>0.2369397965</text:p>
          </table:table-cell>
          <table:table-cell office:value-type="float" office:value="0.640917579420536" calcext:value-type="float">
            <text:p>0.6409175794</text:p>
          </table:table-cell>
          <table:table-cell table:formula="of:=[.Q57]+0.05" office:value-type="float" office:value="0.3" calcext:value-type="float">
            <text:p>0.3</text:p>
          </table:table-cell>
          <table:table-cell table:formula="of:=[.N58]/SUM([.$N58:.$P58])" office:value-type="float" office:value="0.316974249505083" calcext:value-type="float">
            <text:p>0.3169742495</text:p>
          </table:table-cell>
          <table:table-cell table:formula="of:=[.O58]/SUM([.$N58:.$P58])" office:value-type="float" office:value="0.184353389027541" calcext:value-type="float">
            <text:p>0.184353389</text:p>
          </table:table-cell>
          <table:table-cell table:formula="of:=[.P58]/SUM([.$N58:.$P58])" office:value-type="float" office:value="0.498672361467376" calcext:value-type="float">
            <text:p>0.498672361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1-SUM([.D59:.F59])" office:value-type="float" office:value="0.7" calcext:value-type="float">
            <text:p>0.7</text:p>
          </table:table-cell>
          <table:table-cell table:formula="of:=IF(MOD(ROW(); 3)=MOD(COLUMN();3); [.$Q59]*[.$Q59] + [.$Q59]*(1-[.$Q59])*[.R59]; [.$Q59]*(1-[.$Q59])*[.R59])" office:value-type="float" office:value="0.0762039506680371" calcext:value-type="float">
            <text:p>0.0762039507</text:p>
          </table:table-cell>
          <table:table-cell table:formula="of:=IF(MOD(ROW(); 3)=MOD(COLUMN();3); [.$Q59]*[.$Q59] + [.$Q59]*(1-[.$Q59])*[.S59]; [.$Q59]*(1-[.$Q59])*[.S59])" office:value-type="float" office:value="0.199102020384242" calcext:value-type="float">
            <text:p>0.1991020204</text:p>
          </table:table-cell>
          <table:table-cell table:formula="of:=IF(MOD(ROW(); 3)=MOD(COLUMN();3); [.$Q59]*[.$Q59] + [.$Q59]*(1-[.$Q59])*[.T59]; [.$Q59]*(1-[.$Q59])*[.T59])" office:value-type="float" office:value="0.0246940289477213" calcext:value-type="float">
            <text:p>0.0246940289</text:p>
          </table:table-cell>
          <table:table-cell table:number-columns-repeated="7"/>
          <table:table-cell office:value-type="float" office:value="0.307052829389219" calcext:value-type="float">
            <text:p>0.3070528294</text:p>
          </table:table-cell>
          <table:table-cell office:value-type="float" office:value="0.43961085688321" calcext:value-type="float">
            <text:p>0.4396108569</text:p>
          </table:table-cell>
          <table:table-cell office:value-type="float" office:value="0.0995010283711897" calcext:value-type="float">
            <text:p>0.0995010284</text:p>
          </table:table-cell>
          <table:table-cell table:formula="of:=[.Q58]" office:value-type="float" office:value="0.3" calcext:value-type="float">
            <text:p>0.3</text:p>
          </table:table-cell>
          <table:table-cell table:formula="of:=[.N59]/SUM([.$N59:.$P59])" office:value-type="float" office:value="0.362875955562081" calcext:value-type="float">
            <text:p>0.3628759556</text:p>
          </table:table-cell>
          <table:table-cell table:formula="of:=[.O59]/SUM([.$N59:.$P59])" office:value-type="float" office:value="0.519533430401151" calcext:value-type="float">
            <text:p>0.5195334304</text:p>
          </table:table-cell>
          <table:table-cell table:formula="of:=[.P59]/SUM([.$N59:.$P59])" office:value-type="float" office:value="0.117590614036768" calcext:value-type="float">
            <text:p>0.11759061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1-SUM([.D60:.F60])" office:value-type="float" office:value="0.7" calcext:value-type="float">
            <text:p>0.7</text:p>
          </table:table-cell>
          <table:table-cell table:formula="of:=IF(MOD(ROW(); 3)=MOD(COLUMN();3); [.$Q60]*[.$Q60] + [.$Q60]*(1-[.$Q60])*[.R60]; [.$Q60]*(1-[.$Q60])*[.R60])" office:value-type="float" office:value="0.14163478989628" calcext:value-type="float">
            <text:p>0.1416347899</text:p>
          </table:table-cell>
          <table:table-cell table:formula="of:=IF(MOD(ROW(); 3)=MOD(COLUMN();3); [.$Q60]*[.$Q60] + [.$Q60]*(1-[.$Q60])*[.S60]; [.$Q60]*(1-[.$Q60])*[.S60])" office:value-type="float" office:value="0.0358277919256765" calcext:value-type="float">
            <text:p>0.0358277919</text:p>
          </table:table-cell>
          <table:table-cell table:formula="of:=IF(MOD(ROW(); 3)=MOD(COLUMN();3); [.$Q60]*[.$Q60] + [.$Q60]*(1-[.$Q60])*[.T60]; [.$Q60]*(1-[.$Q60])*[.T60])" office:value-type="float" office:value="0.122537418178043" calcext:value-type="float">
            <text:p>0.1225374182</text:p>
          </table:table-cell>
          <table:table-cell table:number-columns-repeated="7"/>
          <table:table-cell office:value-type="float" office:value="0.974410372956113" calcext:value-type="float">
            <text:p>0.974410373</text:p>
          </table:table-cell>
          <table:table-cell office:value-type="float" office:value="0.246485853638487" calcext:value-type="float">
            <text:p>0.2464858536</text:p>
          </table:table-cell>
          <table:table-cell office:value-type="float" office:value="0.223848941387307" calcext:value-type="float">
            <text:p>0.2238489414</text:p>
          </table:table-cell>
          <table:table-cell table:formula="of:=[.Q59]" office:value-type="float" office:value="0.3" calcext:value-type="float">
            <text:p>0.3</text:p>
          </table:table-cell>
          <table:table-cell table:formula="of:=[.N60]/SUM([.$N60:.$P60])" office:value-type="float" office:value="0.674451380458478" calcext:value-type="float">
            <text:p>0.6744513805</text:p>
          </table:table-cell>
          <table:table-cell table:formula="of:=[.O60]/SUM([.$N60:.$P60])" office:value-type="float" office:value="0.170608532979412" calcext:value-type="float">
            <text:p>0.170608533</text:p>
          </table:table-cell>
          <table:table-cell table:formula="of:=[.P60]/SUM([.$N60:.$P60])" office:value-type="float" office:value="0.15494008656211" calcext:value-type="float">
            <text:p>0.1549400866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1-SUM([.D61:.F61])" office:value-type="float" office:value="0.65" calcext:value-type="float">
            <text:p>0.65</text:p>
          </table:table-cell>
          <table:table-cell table:formula="of:=IF(MOD(ROW(); 3)=MOD(COLUMN();3); [.$Q61]*[.$Q61] + [.$Q61]*(1-[.$Q61])*[.R61]; [.$Q61]*(1-[.$Q61])*[.R61])" office:value-type="float" office:value="0.265717921107254" calcext:value-type="float">
            <text:p>0.2657179211</text:p>
          </table:table-cell>
          <table:table-cell table:formula="of:=IF(MOD(ROW(); 3)=MOD(COLUMN();3); [.$Q61]*[.$Q61] + [.$Q61]*(1-[.$Q61])*[.S61]; [.$Q61]*(1-[.$Q61])*[.S61])" office:value-type="float" office:value="0.0438295258585957" calcext:value-type="float">
            <text:p>0.0438295259</text:p>
          </table:table-cell>
          <table:table-cell table:formula="of:=IF(MOD(ROW(); 3)=MOD(COLUMN();3); [.$Q61]*[.$Q61] + [.$Q61]*(1-[.$Q61])*[.T61]; [.$Q61]*(1-[.$Q61])*[.T61])" office:value-type="float" office:value="0.04045255303415" calcext:value-type="float">
            <text:p>0.040452553</text:p>
          </table:table-cell>
          <table:table-cell table:number-columns-repeated="7"/>
          <table:table-cell office:value-type="float" office:value="0.63575315292628" calcext:value-type="float">
            <text:p>0.6357531529</text:p>
          </table:table-cell>
          <table:table-cell office:value-type="float" office:value="0.194561958730001" calcext:value-type="float">
            <text:p>0.1945619587</text:p>
          </table:table-cell>
          <table:table-cell office:value-type="float" office:value="0.179571368838112" calcext:value-type="float">
            <text:p>0.1795713688</text:p>
          </table:table-cell>
          <table:table-cell table:formula="of:=[.Q60]+0.05" office:value-type="float" office:value="0.35" calcext:value-type="float">
            <text:p>0.35</text:p>
          </table:table-cell>
          <table:table-cell table:formula="of:=[.N61]/SUM([.$N61:.$P61])" office:value-type="float" office:value="0.629529323548371" calcext:value-type="float">
            <text:p>0.6295293235</text:p>
          </table:table-cell>
          <table:table-cell table:formula="of:=[.O61]/SUM([.$N61:.$P61])" office:value-type="float" office:value="0.1926572565213" calcext:value-type="float">
            <text:p>0.1926572565</text:p>
          </table:table-cell>
          <table:table-cell table:formula="of:=[.P61]/SUM([.$N61:.$P61])" office:value-type="float" office:value="0.177813419930329" calcext:value-type="float">
            <text:p>0.1778134199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1-SUM([.D62:.F62])" office:value-type="float" office:value="0.65" calcext:value-type="float">
            <text:p>0.65</text:p>
          </table:table-cell>
          <table:table-cell table:formula="of:=IF(MOD(ROW(); 3)=MOD(COLUMN();3); [.$Q62]*[.$Q62] + [.$Q62]*(1-[.$Q62])*[.R62]; [.$Q62]*(1-[.$Q62])*[.R62])" office:value-type="float" office:value="0.147507849488901" calcext:value-type="float">
            <text:p>0.1475078495</text:p>
          </table:table-cell>
          <table:table-cell table:formula="of:=IF(MOD(ROW(); 3)=MOD(COLUMN();3); [.$Q62]*[.$Q62] + [.$Q62]*(1-[.$Q62])*[.S62]; [.$Q62]*(1-[.$Q62])*[.S62])" office:value-type="float" office:value="0.155270315299405" calcext:value-type="float">
            <text:p>0.1552703153</text:p>
          </table:table-cell>
          <table:table-cell table:formula="of:=IF(MOD(ROW(); 3)=MOD(COLUMN();3); [.$Q62]*[.$Q62] + [.$Q62]*(1-[.$Q62])*[.T62]; [.$Q62]*(1-[.$Q62])*[.T62])" office:value-type="float" office:value="0.0472218352116939" calcext:value-type="float">
            <text:p>0.0472218352</text:p>
          </table:table-cell>
          <table:table-cell table:number-columns-repeated="7"/>
          <table:table-cell office:value-type="float" office:value="0.497175440542207" calcext:value-type="float">
            <text:p>0.4971754405</text:p>
          </table:table-cell>
          <table:table-cell office:value-type="float" office:value="0.110452399666463" calcext:value-type="float">
            <text:p>0.1104523997</text:p>
          </table:table-cell>
          <table:table-cell office:value-type="float" office:value="0.159161270440404" calcext:value-type="float">
            <text:p>0.1591612704</text:p>
          </table:table-cell>
          <table:table-cell table:formula="of:=[.Q61]" office:value-type="float" office:value="0.35" calcext:value-type="float">
            <text:p>0.35</text:p>
          </table:table-cell>
          <table:table-cell table:formula="of:=[.N62]/SUM([.$N62:.$P62])" office:value-type="float" office:value="0.648386151599566" calcext:value-type="float">
            <text:p>0.6483861516</text:p>
          </table:table-cell>
          <table:table-cell table:formula="of:=[.O62]/SUM([.$N62:.$P62])" office:value-type="float" office:value="0.144045341975406" calcext:value-type="float">
            <text:p>0.144045342</text:p>
          </table:table-cell>
          <table:table-cell table:formula="of:=[.P62]/SUM([.$N62:.$P62])" office:value-type="float" office:value="0.207568506425028" calcext:value-type="float">
            <text:p>0.2075685064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1-SUM([.D63:.F63])" office:value-type="float" office:value="0.65" calcext:value-type="float">
            <text:p>0.65</text:p>
          </table:table-cell>
          <table:table-cell table:formula="of:=IF(MOD(ROW(); 3)=MOD(COLUMN();3); [.$Q63]*[.$Q63] + [.$Q63]*(1-[.$Q63])*[.R63]; [.$Q63]*(1-[.$Q63])*[.R63])" office:value-type="float" office:value="0.0547967266464025" calcext:value-type="float">
            <text:p>0.0547967266</text:p>
          </table:table-cell>
          <table:table-cell table:formula="of:=IF(MOD(ROW(); 3)=MOD(COLUMN();3); [.$Q63]*[.$Q63] + [.$Q63]*(1-[.$Q63])*[.S63]; [.$Q63]*(1-[.$Q63])*[.S63])" office:value-type="float" office:value="0.0531596501425473" calcext:value-type="float">
            <text:p>0.0531596501</text:p>
          </table:table-cell>
          <table:table-cell table:formula="of:=IF(MOD(ROW(); 3)=MOD(COLUMN();3); [.$Q63]*[.$Q63] + [.$Q63]*(1-[.$Q63])*[.T63]; [.$Q63]*(1-[.$Q63])*[.T63])" office:value-type="float" office:value="0.24204362321105" calcext:value-type="float">
            <text:p>0.2420436232</text:p>
          </table:table-cell>
          <table:table-cell table:number-columns-repeated="7"/>
          <table:table-cell office:value-type="float" office:value="0.183992559769953" calcext:value-type="float">
            <text:p>0.1839925598</text:p>
          </table:table-cell>
          <table:table-cell office:value-type="float" office:value="0.178495700469812" calcext:value-type="float">
            <text:p>0.1784957005</text:p>
          </table:table-cell>
          <table:table-cell office:value-type="float" office:value="0.401395093920631" calcext:value-type="float">
            <text:p>0.4013950939</text:p>
          </table:table-cell>
          <table:table-cell table:formula="of:=[.Q62]" office:value-type="float" office:value="0.35" calcext:value-type="float">
            <text:p>0.35</text:p>
          </table:table-cell>
          <table:table-cell table:formula="of:=[.N63]/SUM([.$N63:.$P63])" office:value-type="float" office:value="0.240864732511659" calcext:value-type="float">
            <text:p>0.2408647325</text:p>
          </table:table-cell>
          <table:table-cell table:formula="of:=[.O63]/SUM([.$N63:.$P63])" office:value-type="float" office:value="0.233668791835373" calcext:value-type="float">
            <text:p>0.2336687918</text:p>
          </table:table-cell>
          <table:table-cell table:formula="of:=[.P63]/SUM([.$N63:.$P63])" office:value-type="float" office:value="0.525466475652968" calcext:value-type="float">
            <text:p>0.5254664757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1-SUM([.D64:.F64])" office:value-type="float" office:value="0.6" calcext:value-type="float">
            <text:p>0.6</text:p>
          </table:table-cell>
          <table:table-cell table:formula="of:=IF(MOD(ROW(); 3)=MOD(COLUMN();3); [.$Q64]*[.$Q64] + [.$Q64]*(1-[.$Q64])*[.R64]; [.$Q64]*(1-[.$Q64])*[.R64])" office:value-type="float" office:value="0.212880658500851" calcext:value-type="float">
            <text:p>0.2128806585</text:p>
          </table:table-cell>
          <table:table-cell table:formula="of:=IF(MOD(ROW(); 3)=MOD(COLUMN();3); [.$Q64]*[.$Q64] + [.$Q64]*(1-[.$Q64])*[.S64]; [.$Q64]*(1-[.$Q64])*[.S64])" office:value-type="float" office:value="0.125511959935197" calcext:value-type="float">
            <text:p>0.1255119599</text:p>
          </table:table-cell>
          <table:table-cell table:formula="of:=IF(MOD(ROW(); 3)=MOD(COLUMN();3); [.$Q64]*[.$Q64] + [.$Q64]*(1-[.$Q64])*[.T64]; [.$Q64]*(1-[.$Q64])*[.T64])" office:value-type="float" office:value="0.0616073815639512" calcext:value-type="float">
            <text:p>0.0616073816</text:p>
          </table:table-cell>
          <table:table-cell table:number-columns-repeated="7"/>
          <table:table-cell office:value-type="float" office:value="0.401130707247685" calcext:value-type="float">
            <text:p>0.4011307072</text:p>
          </table:table-cell>
          <table:table-cell office:value-type="float" office:value="0.952081586806229" calcext:value-type="float">
            <text:p>0.9520815868</text:p>
          </table:table-cell>
          <table:table-cell office:value-type="float" office:value="0.467328003073711" calcext:value-type="float">
            <text:p>0.4673280031</text:p>
          </table:table-cell>
          <table:table-cell table:formula="of:=[.Q63]+0.05" office:value-type="float" office:value="0.4" calcext:value-type="float">
            <text:p>0.4</text:p>
          </table:table-cell>
          <table:table-cell table:formula="of:=[.N64]/SUM([.$N64:.$P64])" office:value-type="float" office:value="0.220336077086881" calcext:value-type="float">
            <text:p>0.2203360771</text:p>
          </table:table-cell>
          <table:table-cell table:formula="of:=[.O64]/SUM([.$N64:.$P64])" office:value-type="float" office:value="0.522966499729989" calcext:value-type="float">
            <text:p>0.5229664997</text:p>
          </table:table-cell>
          <table:table-cell table:formula="of:=[.P64]/SUM([.$N64:.$P64])" office:value-type="float" office:value="0.25669742318313" calcext:value-type="float">
            <text:p>0.256697423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formula="of:=1-SUM([.D65:.F65])" office:value-type="float" office:value="0.6" calcext:value-type="float">
            <text:p>0.6</text:p>
          </table:table-cell>
          <table:table-cell table:formula="of:=IF(MOD(ROW(); 3)=MOD(COLUMN();3); [.$Q65]*[.$Q65] + [.$Q65]*(1-[.$Q65])*[.R65]; [.$Q65]*(1-[.$Q65])*[.R65])" office:value-type="float" office:value="0.103471499823919" calcext:value-type="float">
            <text:p>0.1034714998</text:p>
          </table:table-cell>
          <table:table-cell table:formula="of:=IF(MOD(ROW(); 3)=MOD(COLUMN();3); [.$Q65]*[.$Q65] + [.$Q65]*(1-[.$Q65])*[.S65]; [.$Q65]*(1-[.$Q65])*[.S65])" office:value-type="float" office:value="0.236583082472184" calcext:value-type="float">
            <text:p>0.2365830825</text:p>
          </table:table-cell>
          <table:table-cell table:formula="of:=IF(MOD(ROW(); 3)=MOD(COLUMN();3); [.$Q65]*[.$Q65] + [.$Q65]*(1-[.$Q65])*[.T65]; [.$Q65]*(1-[.$Q65])*[.T65])" office:value-type="float" office:value="0.0599454177038965" calcext:value-type="float">
            <text:p>0.0599454177</text:p>
          </table:table-cell>
          <table:table-cell table:number-columns-repeated="7"/>
          <table:table-cell office:value-type="float" office:value="0.754246248822819" calcext:value-type="float">
            <text:p>0.7542462488</text:p>
          </table:table-cell>
          <table:table-cell office:value-type="float" office:value="0.558245534047827" calcext:value-type="float">
            <text:p>0.558245534</text:p>
          </table:table-cell>
          <table:table-cell office:value-type="float" office:value="0.436966763932313" calcext:value-type="float">
            <text:p>0.4369667639</text:p>
          </table:table-cell>
          <table:table-cell table:formula="of:=[.Q64]" office:value-type="float" office:value="0.4" calcext:value-type="float">
            <text:p>0.4</text:p>
          </table:table-cell>
          <table:table-cell table:formula="of:=[.N65]/SUM([.$N65:.$P65])" office:value-type="float" office:value="0.431131249266331" calcext:value-type="float">
            <text:p>0.4311312493</text:p>
          </table:table-cell>
          <table:table-cell table:formula="of:=[.O65]/SUM([.$N65:.$P65])" office:value-type="float" office:value="0.319096176967434" calcext:value-type="float">
            <text:p>0.319096177</text:p>
          </table:table-cell>
          <table:table-cell table:formula="of:=[.P65]/SUM([.$N65:.$P65])" office:value-type="float" office:value="0.249772573766235" calcext:value-type="float">
            <text:p>0.2497725738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formula="of:=1-SUM([.D66:.F66])" office:value-type="float" office:value="0.6" calcext:value-type="float">
            <text:p>0.6</text:p>
          </table:table-cell>
          <table:table-cell table:formula="of:=IF(MOD(ROW(); 3)=MOD(COLUMN();3); [.$Q66]*[.$Q66] + [.$Q66]*(1-[.$Q66])*[.R66]; [.$Q66]*(1-[.$Q66])*[.R66])" office:value-type="float" office:value="0.0556627799057132" calcext:value-type="float">
            <text:p>0.0556627799</text:p>
          </table:table-cell>
          <table:table-cell table:formula="of:=IF(MOD(ROW(); 3)=MOD(COLUMN();3); [.$Q66]*[.$Q66] + [.$Q66]*(1-[.$Q66])*[.S66]; [.$Q66]*(1-[.$Q66])*[.S66])" office:value-type="float" office:value="0.146509269093669" calcext:value-type="float">
            <text:p>0.1465092691</text:p>
          </table:table-cell>
          <table:table-cell table:formula="of:=IF(MOD(ROW(); 3)=MOD(COLUMN();3); [.$Q66]*[.$Q66] + [.$Q66]*(1-[.$Q66])*[.T66]; [.$Q66]*(1-[.$Q66])*[.T66])" office:value-type="float" office:value="0.197827951000618" calcext:value-type="float">
            <text:p>0.197827951</text:p>
          </table:table-cell>
          <table:table-cell table:number-columns-repeated="7"/>
          <table:table-cell office:value-type="float" office:value="0.335675947682087" calcext:value-type="float">
            <text:p>0.3356759477</text:p>
          </table:table-cell>
          <table:table-cell office:value-type="float" office:value="0.883528236112752" calcext:value-type="float">
            <text:p>0.8835282361</text:p>
          </table:table-cell>
          <table:table-cell office:value-type="float" office:value="0.228122514227874" calcext:value-type="float">
            <text:p>0.2281225142</text:p>
          </table:table-cell>
          <table:table-cell table:formula="of:=[.Q65]" office:value-type="float" office:value="0.4" calcext:value-type="float">
            <text:p>0.4</text:p>
          </table:table-cell>
          <table:table-cell table:formula="of:=[.N66]/SUM([.$N66:.$P66])" office:value-type="float" office:value="0.231928249607138" calcext:value-type="float">
            <text:p>0.2319282496</text:p>
          </table:table-cell>
          <table:table-cell table:formula="of:=[.O66]/SUM([.$N66:.$P66])" office:value-type="float" office:value="0.610455287890286" calcext:value-type="float">
            <text:p>0.6104552879</text:p>
          </table:table-cell>
          <table:table-cell table:formula="of:=[.P66]/SUM([.$N66:.$P66])" office:value-type="float" office:value="0.157616462502576" calcext:value-type="float">
            <text:p>0.157616462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1-SUM([.D67:.F67])" office:value-type="float" office:value="0.55" calcext:value-type="float">
            <text:p>0.55</text:p>
          </table:table-cell>
          <table:table-cell table:formula="of:=IF(MOD(ROW(); 3)=MOD(COLUMN();3); [.$Q67]*[.$Q67] + [.$Q67]*(1-[.$Q67])*[.R67]; [.$Q67]*(1-[.$Q67])*[.R67])" office:value-type="float" office:value="0.31905823864576" calcext:value-type="float">
            <text:p>0.3190582386</text:p>
          </table:table-cell>
          <table:table-cell table:formula="of:=IF(MOD(ROW(); 3)=MOD(COLUMN();3); [.$Q67]*[.$Q67] + [.$Q67]*(1-[.$Q67])*[.S67]; [.$Q67]*(1-[.$Q67])*[.S67])" office:value-type="float" office:value="0.0430723582387312" calcext:value-type="float">
            <text:p>0.0430723582</text:p>
          </table:table-cell>
          <table:table-cell table:formula="of:=IF(MOD(ROW(); 3)=MOD(COLUMN();3); [.$Q67]*[.$Q67] + [.$Q67]*(1-[.$Q67])*[.T67]; [.$Q67]*(1-[.$Q67])*[.T67])" office:value-type="float" office:value="0.0878694031155083" calcext:value-type="float">
            <text:p>0.0878694031</text:p>
          </table:table-cell>
          <table:table-cell table:number-columns-repeated="7"/>
          <table:table-cell office:value-type="float" office:value="0.853556941697583" calcext:value-type="float">
            <text:p>0.8535569417</text:p>
          </table:table-cell>
          <table:table-cell office:value-type="float" office:value="0.315419234170894" calcext:value-type="float">
            <text:p>0.3154192342</text:p>
          </table:table-cell>
          <table:table-cell office:value-type="float" office:value="0.643468362798509" calcext:value-type="float">
            <text:p>0.6434683628</text:p>
          </table:table-cell>
          <table:table-cell table:formula="of:=[.Q66]+0.05" office:value-type="float" office:value="0.45" calcext:value-type="float">
            <text:p>0.45</text:p>
          </table:table-cell>
          <table:table-cell table:formula="of:=[.N67]/SUM([.$N67:.$P67])" office:value-type="float" office:value="0.470942378366709" calcext:value-type="float">
            <text:p>0.4709423784</text:p>
          </table:table-cell>
          <table:table-cell table:formula="of:=[.O67]/SUM([.$N67:.$P67])" office:value-type="float" office:value="0.1740297302575" calcext:value-type="float">
            <text:p>0.1740297303</text:p>
          </table:table-cell>
          <table:table-cell table:formula="of:=[.P67]/SUM([.$N67:.$P67])" office:value-type="float" office:value="0.355027891375791" calcext:value-type="float">
            <text:p>0.3550278914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1-SUM([.D68:.F68])" office:value-type="float" office:value="0.55" calcext:value-type="float">
            <text:p>0.55</text:p>
          </table:table-cell>
          <table:table-cell table:formula="of:=IF(MOD(ROW(); 3)=MOD(COLUMN();3); [.$Q68]*[.$Q68] + [.$Q68]*(1-[.$Q68])*[.R68]; [.$Q68]*(1-[.$Q68])*[.R68])" office:value-type="float" office:value="0.0915625945261868" calcext:value-type="float">
            <text:p>0.0915625945</text:p>
          </table:table-cell>
          <table:table-cell table:formula="of:=IF(MOD(ROW(); 3)=MOD(COLUMN();3); [.$Q68]*[.$Q68] + [.$Q68]*(1-[.$Q68])*[.S68]; [.$Q68]*(1-[.$Q68])*[.S68])" office:value-type="float" office:value="0.265788048230916" calcext:value-type="float">
            <text:p>0.2657880482</text:p>
          </table:table-cell>
          <table:table-cell table:formula="of:=IF(MOD(ROW(); 3)=MOD(COLUMN();3); [.$Q68]*[.$Q68] + [.$Q68]*(1-[.$Q68])*[.T68]; [.$Q68]*(1-[.$Q68])*[.T68])" office:value-type="float" office:value="0.0926493572428969" calcext:value-type="float">
            <text:p>0.0926493572</text:p>
          </table:table-cell>
          <table:table-cell table:number-columns-repeated="7"/>
          <table:table-cell office:value-type="float" office:value="0.982353588868342" calcext:value-type="float">
            <text:p>0.9823535889</text:p>
          </table:table-cell>
          <table:table-cell office:value-type="float" office:value="0.679002617104002" calcext:value-type="float">
            <text:p>0.6790026171</text:p>
          </table:table-cell>
          <table:table-cell office:value-type="float" office:value="0.994013211015715" calcext:value-type="float">
            <text:p>0.994013211</text:p>
          </table:table-cell>
          <table:table-cell table:formula="of:=[.Q67]" office:value-type="float" office:value="0.45" calcext:value-type="float">
            <text:p>0.45</text:p>
          </table:table-cell>
          <table:table-cell table:formula="of:=[.N68]/SUM([.$N68:.$P68])" office:value-type="float" office:value="0.369949876873482" calcext:value-type="float">
            <text:p>0.3699498769</text:p>
          </table:table-cell>
          <table:table-cell table:formula="of:=[.O68]/SUM([.$N68:.$P68])" office:value-type="float" office:value="0.25570928578148" calcext:value-type="float">
            <text:p>0.2557092858</text:p>
          </table:table-cell>
          <table:table-cell table:formula="of:=[.P68]/SUM([.$N68:.$P68])" office:value-type="float" office:value="0.374340837345038" calcext:value-type="float">
            <text:p>0.3743408373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1-SUM([.D69:.F69])" office:value-type="float" office:value="0.55" calcext:value-type="float">
            <text:p>0.55</text:p>
          </table:table-cell>
          <table:table-cell table:formula="of:=IF(MOD(ROW(); 3)=MOD(COLUMN();3); [.$Q69]*[.$Q69] + [.$Q69]*(1-[.$Q69])*[.R69]; [.$Q69]*(1-[.$Q69])*[.R69])" office:value-type="float" office:value="0.0556703880704293" calcext:value-type="float">
            <text:p>0.0556703881</text:p>
          </table:table-cell>
          <table:table-cell table:formula="of:=IF(MOD(ROW(); 3)=MOD(COLUMN();3); [.$Q69]*[.$Q69] + [.$Q69]*(1-[.$Q69])*[.S69]; [.$Q69]*(1-[.$Q69])*[.S69])" office:value-type="float" office:value="0.0808830122551388" calcext:value-type="float">
            <text:p>0.0808830123</text:p>
          </table:table-cell>
          <table:table-cell table:formula="of:=IF(MOD(ROW(); 3)=MOD(COLUMN();3); [.$Q69]*[.$Q69] + [.$Q69]*(1-[.$Q69])*[.T69]; [.$Q69]*(1-[.$Q69])*[.T69])" office:value-type="float" office:value="0.313446599674432" calcext:value-type="float">
            <text:p>0.3134465997</text:p>
          </table:table-cell>
          <table:table-cell table:number-columns-repeated="7"/>
          <table:table-cell office:value-type="float" office:value="0.422934011831973" calcext:value-type="float">
            <text:p>0.4229340118</text:p>
          </table:table-cell>
          <table:table-cell office:value-type="float" office:value="0.614477068470284" calcext:value-type="float">
            <text:p>0.6144770685</text:p>
          </table:table-cell>
          <table:table-cell office:value-type="float" office:value="0.842873422043697" calcext:value-type="float">
            <text:p>0.842873422</text:p>
          </table:table-cell>
          <table:table-cell table:formula="of:=[.Q68]" office:value-type="float" office:value="0.45" calcext:value-type="float">
            <text:p>0.45</text:p>
          </table:table-cell>
          <table:table-cell table:formula="of:=[.N69]/SUM([.$N69:.$P69])" office:value-type="float" office:value="0.224930860890623" calcext:value-type="float">
            <text:p>0.2249308609</text:p>
          </table:table-cell>
          <table:table-cell table:formula="of:=[.O69]/SUM([.$N69:.$P69])" office:value-type="float" office:value="0.326800049515712" calcext:value-type="float">
            <text:p>0.3268000495</text:p>
          </table:table-cell>
          <table:table-cell table:formula="of:=[.P69]/SUM([.$N69:.$P69])" office:value-type="float" office:value="0.448269089593664" calcext:value-type="float">
            <text:p>0.4482690896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1-SUM([.D70:.F70])" office:value-type="float" office:value="0.5" calcext:value-type="float">
            <text:p>0.5</text:p>
          </table:table-cell>
          <table:table-cell table:formula="of:=IF(MOD(ROW(); 3)=MOD(COLUMN();3); [.$Q70]*[.$Q70] + [.$Q70]*(1-[.$Q70])*[.R70]; [.$Q70]*(1-[.$Q70])*[.R70])" office:value-type="float" office:value="0.283675316296104" calcext:value-type="float">
            <text:p>0.2836753163</text:p>
          </table:table-cell>
          <table:table-cell table:formula="of:=IF(MOD(ROW(); 3)=MOD(COLUMN();3); [.$Q70]*[.$Q70] + [.$Q70]*(1-[.$Q70])*[.S70]; [.$Q70]*(1-[.$Q70])*[.S70])" office:value-type="float" office:value="0.204306204245792" calcext:value-type="float">
            <text:p>0.2043062042</text:p>
          </table:table-cell>
          <table:table-cell table:formula="of:=IF(MOD(ROW(); 3)=MOD(COLUMN();3); [.$Q70]*[.$Q70] + [.$Q70]*(1-[.$Q70])*[.T70]; [.$Q70]*(1-[.$Q70])*[.T70])" office:value-type="float" office:value="0.0120184794581037" calcext:value-type="float">
            <text:p>0.0120184795</text:p>
          </table:table-cell>
          <table:table-cell table:number-columns-repeated="7"/>
          <table:table-cell office:value-type="float" office:value="0.115993869778516" calcext:value-type="float">
            <text:p>0.1159938698</text:p>
          </table:table-cell>
          <table:table-cell office:value-type="float" office:value="0.703728126615138" calcext:value-type="float">
            <text:p>0.7037281266</text:p>
          </table:table-cell>
          <table:table-cell office:value-type="float" office:value="0.0413973822529572" calcext:value-type="float">
            <text:p>0.0413973823</text:p>
          </table:table-cell>
          <table:table-cell table:formula="of:=[.Q69]+0.05" office:value-type="float" office:value="0.5" calcext:value-type="float">
            <text:p>0.5</text:p>
          </table:table-cell>
          <table:table-cell table:formula="of:=[.N70]/SUM([.$N70:.$P70])" office:value-type="float" office:value="0.134701265184415" calcext:value-type="float">
            <text:p>0.1347012652</text:p>
          </table:table-cell>
          <table:table-cell table:formula="of:=[.O70]/SUM([.$N70:.$P70])" office:value-type="float" office:value="0.81722481698317" calcext:value-type="float">
            <text:p>0.817224817</text:p>
          </table:table-cell>
          <table:table-cell table:formula="of:=[.P70]/SUM([.$N70:.$P70])" office:value-type="float" office:value="0.0480739178324147" calcext:value-type="float">
            <text:p>0.0480739178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1-SUM([.D71:.F71])" office:value-type="float" office:value="0.5" calcext:value-type="float">
            <text:p>0.5</text:p>
          </table:table-cell>
          <table:table-cell table:formula="of:=IF(MOD(ROW(); 3)=MOD(COLUMN();3); [.$Q71]*[.$Q71] + [.$Q71]*(1-[.$Q71])*[.R71]; [.$Q71]*(1-[.$Q71])*[.R71])" office:value-type="float" office:value="0.0773189851506774" calcext:value-type="float">
            <text:p>0.0773189852</text:p>
          </table:table-cell>
          <table:table-cell table:formula="of:=IF(MOD(ROW(); 3)=MOD(COLUMN();3); [.$Q71]*[.$Q71] + [.$Q71]*(1-[.$Q71])*[.S71]; [.$Q71]*(1-[.$Q71])*[.S71])" office:value-type="float" office:value="0.336427807921209" calcext:value-type="float">
            <text:p>0.3364278079</text:p>
          </table:table-cell>
          <table:table-cell table:formula="of:=IF(MOD(ROW(); 3)=MOD(COLUMN();3); [.$Q71]*[.$Q71] + [.$Q71]*(1-[.$Q71])*[.T71]; [.$Q71]*(1-[.$Q71])*[.T71])" office:value-type="float" office:value="0.0862532069281136" calcext:value-type="float">
            <text:p>0.0862532069</text:p>
          </table:table-cell>
          <table:table-cell table:number-columns-repeated="7"/>
          <table:table-cell office:value-type="float" office:value="0.668904198282577" calcext:value-type="float">
            <text:p>0.6689041983</text:p>
          </table:table-cell>
          <table:table-cell office:value-type="float" office:value="0.7477067043003" calcext:value-type="float">
            <text:p>0.7477067043</text:p>
          </table:table-cell>
          <table:table-cell office:value-type="float" office:value="0.746196191234483" calcext:value-type="float">
            <text:p>0.7461961912</text:p>
          </table:table-cell>
          <table:table-cell table:formula="of:=[.Q70]" office:value-type="float" office:value="0.5" calcext:value-type="float">
            <text:p>0.5</text:p>
          </table:table-cell>
          <table:table-cell table:formula="of:=[.N71]/SUM([.$N71:.$P71])" office:value-type="float" office:value="0.30927594060271" calcext:value-type="float">
            <text:p>0.3092759406</text:p>
          </table:table-cell>
          <table:table-cell table:formula="of:=[.O71]/SUM([.$N71:.$P71])" office:value-type="float" office:value="0.345711231684836" calcext:value-type="float">
            <text:p>0.3457112317</text:p>
          </table:table-cell>
          <table:table-cell table:formula="of:=[.P71]/SUM([.$N71:.$P71])" office:value-type="float" office:value="0.345012827712454" calcext:value-type="float">
            <text:p>0.3450128277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1-SUM([.D72:.F72])" office:value-type="float" office:value="0.5" calcext:value-type="float">
            <text:p>0.5</text:p>
          </table:table-cell>
          <table:table-cell table:formula="of:=IF(MOD(ROW(); 3)=MOD(COLUMN();3); [.$Q72]*[.$Q72] + [.$Q72]*(1-[.$Q72])*[.R72]; [.$Q72]*(1-[.$Q72])*[.R72])" office:value-type="float" office:value="0.015716812272133" calcext:value-type="float">
            <text:p>0.0157168123</text:p>
          </table:table-cell>
          <table:table-cell table:formula="of:=IF(MOD(ROW(); 3)=MOD(COLUMN();3); [.$Q72]*[.$Q72] + [.$Q72]*(1-[.$Q72])*[.S72]; [.$Q72]*(1-[.$Q72])*[.S72])" office:value-type="float" office:value="0.133588471129487" calcext:value-type="float">
            <text:p>0.1335884711</text:p>
          </table:table-cell>
          <table:table-cell table:formula="of:=IF(MOD(ROW(); 3)=MOD(COLUMN();3); [.$Q72]*[.$Q72] + [.$Q72]*(1-[.$Q72])*[.T72]; [.$Q72]*(1-[.$Q72])*[.T72])" office:value-type="float" office:value="0.35069471659838" calcext:value-type="float">
            <text:p>0.3506947166</text:p>
          </table:table-cell>
          <table:table-cell table:number-columns-repeated="7"/>
          <table:table-cell office:value-type="float" office:value="0.113210587445866" calcext:value-type="float">
            <text:p>0.1132105874</text:p>
          </table:table-cell>
          <table:table-cell office:value-type="float" office:value="0.962258060394319" calcext:value-type="float">
            <text:p>0.9622580604</text:p>
          </table:table-cell>
          <table:table-cell office:value-type="float" office:value="0.725319347296025" calcext:value-type="float">
            <text:p>0.7253193473</text:p>
          </table:table-cell>
          <table:table-cell table:formula="of:=[.Q71]" office:value-type="float" office:value="0.5" calcext:value-type="float">
            <text:p>0.5</text:p>
          </table:table-cell>
          <table:table-cell table:formula="of:=[.N72]/SUM([.$N72:.$P72])" office:value-type="float" office:value="0.0628672490885319" calcext:value-type="float">
            <text:p>0.0628672491</text:p>
          </table:table-cell>
          <table:table-cell table:formula="of:=[.O72]/SUM([.$N72:.$P72])" office:value-type="float" office:value="0.534353884517947" calcext:value-type="float">
            <text:p>0.5343538845</text:p>
          </table:table-cell>
          <table:table-cell table:formula="of:=[.P72]/SUM([.$N72:.$P72])" office:value-type="float" office:value="0.402778866393521" calcext:value-type="float">
            <text:p>0.4027788664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formula="of:=1-SUM([.D73:.F73])" office:value-type="float" office:value="0.45" calcext:value-type="float">
            <text:p>0.45</text:p>
          </table:table-cell>
          <table:table-cell table:formula="of:=IF(MOD(ROW(); 3)=MOD(COLUMN();3); [.$Q73]*[.$Q73] + [.$Q73]*(1-[.$Q73])*[.R73]; [.$Q73]*(1-[.$Q73])*[.R73])" office:value-type="float" office:value="0.394428803193373" calcext:value-type="float">
            <text:p>0.3944288032</text:p>
          </table:table-cell>
          <table:table-cell table:formula="of:=IF(MOD(ROW(); 3)=MOD(COLUMN();3); [.$Q73]*[.$Q73] + [.$Q73]*(1-[.$Q73])*[.S73]; [.$Q73]*(1-[.$Q73])*[.S73])" office:value-type="float" office:value="0.149316220060123" calcext:value-type="float">
            <text:p>0.1493162201</text:p>
          </table:table-cell>
          <table:table-cell table:formula="of:=IF(MOD(ROW(); 3)=MOD(COLUMN();3); [.$Q73]*[.$Q73] + [.$Q73]*(1-[.$Q73])*[.T73]; [.$Q73]*(1-[.$Q73])*[.T73])" office:value-type="float" office:value="0.00625497674650413" calcext:value-type="float">
            <text:p>0.0062549767</text:p>
          </table:table-cell>
          <table:table-cell table:number-columns-repeated="7"/>
          <table:table-cell office:value-type="float" office:value="0.593374652295185" calcext:value-type="float">
            <text:p>0.5933746523</text:p>
          </table:table-cell>
          <table:table-cell office:value-type="float" office:value="0.963794339559005" calcext:value-type="float">
            <text:p>0.9637943396</text:p>
          </table:table-cell>
          <table:table-cell office:value-type="float" office:value="0.0403741213106418" calcext:value-type="float">
            <text:p>0.0403741213</text:p>
          </table:table-cell>
          <table:table-cell table:formula="of:=[.Q72]+0.05" office:value-type="float" office:value="0.55" calcext:value-type="float">
            <text:p>0.55</text:p>
          </table:table-cell>
          <table:table-cell table:formula="of:=[.N73]/SUM([.$N73:.$P73])" office:value-type="float" office:value="0.371429507852012" calcext:value-type="float">
            <text:p>0.3714295079</text:p>
          </table:table-cell>
          <table:table-cell table:formula="of:=[.O73]/SUM([.$N73:.$P73])" office:value-type="float" office:value="0.603297858828779" calcext:value-type="float">
            <text:p>0.6032978588</text:p>
          </table:table-cell>
          <table:table-cell table:formula="of:=[.P73]/SUM([.$N73:.$P73])" office:value-type="float" office:value="0.0252726333192086" calcext:value-type="float">
            <text:p>0.025272633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1-SUM([.D74:.F74])" office:value-type="float" office:value="0.45" calcext:value-type="float">
            <text:p>0.45</text:p>
          </table:table-cell>
          <table:table-cell table:formula="of:=IF(MOD(ROW(); 3)=MOD(COLUMN();3); [.$Q74]*[.$Q74] + [.$Q74]*(1-[.$Q74])*[.R74]; [.$Q74]*(1-[.$Q74])*[.R74])" office:value-type="float" office:value="0.0798818630888167" calcext:value-type="float">
            <text:p>0.0798818631</text:p>
          </table:table-cell>
          <table:table-cell table:formula="of:=IF(MOD(ROW(); 3)=MOD(COLUMN();3); [.$Q74]*[.$Q74] + [.$Q74]*(1-[.$Q74])*[.S74]; [.$Q74]*(1-[.$Q74])*[.S74])" office:value-type="float" office:value="0.355003774826723" calcext:value-type="float">
            <text:p>0.3550037748</text:p>
          </table:table-cell>
          <table:table-cell table:formula="of:=IF(MOD(ROW(); 3)=MOD(COLUMN();3); [.$Q74]*[.$Q74] + [.$Q74]*(1-[.$Q74])*[.T74]; [.$Q74]*(1-[.$Q74])*[.T74])" office:value-type="float" office:value="0.11511436208446" calcext:value-type="float">
            <text:p>0.1151143621</text:p>
          </table:table-cell>
          <table:table-cell table:number-columns-repeated="7"/>
          <table:table-cell office:value-type="float" office:value="0.39898778380731" calcext:value-type="float">
            <text:p>0.3989877838</text:p>
          </table:table-cell>
          <table:table-cell office:value-type="float" office:value="0.262241814970452" calcext:value-type="float">
            <text:p>0.262241815</text:p>
          </table:table-cell>
          <table:table-cell office:value-type="float" office:value="0.574964359073654" calcext:value-type="float">
            <text:p>0.5749643591</text:p>
          </table:table-cell>
          <table:table-cell table:formula="of:=[.Q73]" office:value-type="float" office:value="0.55" calcext:value-type="float">
            <text:p>0.55</text:p>
          </table:table-cell>
          <table:table-cell table:formula="of:=[.N74]/SUM([.$N74:.$P74])" office:value-type="float" office:value="0.322755002379057" calcext:value-type="float">
            <text:p>0.3227550024</text:p>
          </table:table-cell>
          <table:table-cell table:formula="of:=[.O74]/SUM([.$N74:.$P74])" office:value-type="float" office:value="0.212136463946358" calcext:value-type="float">
            <text:p>0.2121364639</text:p>
          </table:table-cell>
          <table:table-cell table:formula="of:=[.P74]/SUM([.$N74:.$P74])" office:value-type="float" office:value="0.465108533674585" calcext:value-type="float">
            <text:p>0.4651085337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1-SUM([.D75:.F75])" office:value-type="float" office:value="0.45" calcext:value-type="float">
            <text:p>0.45</text:p>
          </table:table-cell>
          <table:table-cell table:formula="of:=IF(MOD(ROW(); 3)=MOD(COLUMN();3); [.$Q75]*[.$Q75] + [.$Q75]*(1-[.$Q75])*[.R75]; [.$Q75]*(1-[.$Q75])*[.R75])" office:value-type="float" office:value="0.097222432788461" calcext:value-type="float">
            <text:p>0.0972224328</text:p>
          </table:table-cell>
          <table:table-cell table:formula="of:=IF(MOD(ROW(); 3)=MOD(COLUMN();3); [.$Q75]*[.$Q75] + [.$Q75]*(1-[.$Q75])*[.S75]; [.$Q75]*(1-[.$Q75])*[.S75])" office:value-type="float" office:value="0.0812564243103353" calcext:value-type="float">
            <text:p>0.0812564243</text:p>
          </table:table-cell>
          <table:table-cell table:formula="of:=IF(MOD(ROW(); 3)=MOD(COLUMN();3); [.$Q75]*[.$Q75] + [.$Q75]*(1-[.$Q75])*[.T75]; [.$Q75]*(1-[.$Q75])*[.T75])" office:value-type="float" office:value="0.371521142901204" calcext:value-type="float">
            <text:p>0.3715211429</text:p>
          </table:table-cell>
          <table:table-cell table:number-columns-repeated="7"/>
          <table:table-cell office:value-type="float" office:value="0.811461720920764" calcext:value-type="float">
            <text:p>0.8114617209</text:p>
          </table:table-cell>
          <table:table-cell office:value-type="float" office:value="0.67820230388802" calcext:value-type="float">
            <text:p>0.6782023039</text:p>
          </table:table-cell>
          <table:table-cell office:value-type="float" office:value="0.576081196408573" calcext:value-type="float">
            <text:p>0.5760811964</text:p>
          </table:table-cell>
          <table:table-cell table:formula="of:=[.Q74]" office:value-type="float" office:value="0.55" calcext:value-type="float">
            <text:p>0.55</text:p>
          </table:table-cell>
          <table:table-cell table:formula="of:=[.N75]/SUM([.$N75:.$P75])" office:value-type="float" office:value="0.392817910256408" calcext:value-type="float">
            <text:p>0.3928179103</text:p>
          </table:table-cell>
          <table:table-cell table:formula="of:=[.O75]/SUM([.$N75:.$P75])" office:value-type="float" office:value="0.328308785092264" calcext:value-type="float">
            <text:p>0.3283087851</text:p>
          </table:table-cell>
          <table:table-cell table:formula="of:=[.P75]/SUM([.$N75:.$P75])" office:value-type="float" office:value="0.278873304651328" calcext:value-type="float">
            <text:p>0.278873304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formula="of:=1-SUM([.D76:.F76])" office:value-type="float" office:value="0.4" calcext:value-type="float">
            <text:p>0.4</text:p>
          </table:table-cell>
          <table:table-cell table:formula="of:=IF(MOD(ROW(); 3)=MOD(COLUMN();3); [.$Q76]*[.$Q76] + [.$Q76]*(1-[.$Q76])*[.R76]; [.$Q76]*(1-[.$Q76])*[.R76])" office:value-type="float" office:value="0.447808747396895" calcext:value-type="float">
            <text:p>0.4478087474</text:p>
          </table:table-cell>
          <table:table-cell table:formula="of:=IF(MOD(ROW(); 3)=MOD(COLUMN();3); [.$Q76]*[.$Q76] + [.$Q76]*(1-[.$Q76])*[.S76]; [.$Q76]*(1-[.$Q76])*[.S76])" office:value-type="float" office:value="0.0801206111040094" calcext:value-type="float">
            <text:p>0.0801206111</text:p>
          </table:table-cell>
          <table:table-cell table:formula="of:=IF(MOD(ROW(); 3)=MOD(COLUMN();3); [.$Q76]*[.$Q76] + [.$Q76]*(1-[.$Q76])*[.T76]; [.$Q76]*(1-[.$Q76])*[.T76])" office:value-type="float" office:value="0.0720706414990959" calcext:value-type="float">
            <text:p>0.0720706415</text:p>
          </table:table-cell>
          <table:table-cell table:number-columns-repeated="7"/>
          <table:table-cell office:value-type="float" office:value="0.704015631862954" calcext:value-type="float">
            <text:p>0.7040156319</text:p>
          </table:table-cell>
          <table:table-cell office:value-type="float" office:value="0.642375211169793" calcext:value-type="float">
            <text:p>0.6423752112</text:p>
          </table:table-cell>
          <table:table-cell office:value-type="float" office:value="0.577833754812779" calcext:value-type="float">
            <text:p>0.5778337548</text:p>
          </table:table-cell>
          <table:table-cell table:formula="of:=[.Q75]+0.05" office:value-type="float" office:value="0.6" calcext:value-type="float">
            <text:p>0.6</text:p>
          </table:table-cell>
          <table:table-cell table:formula="of:=[.N76]/SUM([.$N76:.$P76])" office:value-type="float" office:value="0.365869780820394" calcext:value-type="float">
            <text:p>0.3658697808</text:p>
          </table:table-cell>
          <table:table-cell table:formula="of:=[.O76]/SUM([.$N76:.$P76])" office:value-type="float" office:value="0.333835879600039" calcext:value-type="float">
            <text:p>0.3338358796</text:p>
          </table:table-cell>
          <table:table-cell table:formula="of:=[.P76]/SUM([.$N76:.$P76])" office:value-type="float" office:value="0.300294339579566" calcext:value-type="float">
            <text:p>0.3002943396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1-SUM([.D77:.F77])" office:value-type="float" office:value="0.4" calcext:value-type="float">
            <text:p>0.4</text:p>
          </table:table-cell>
          <table:table-cell table:formula="of:=IF(MOD(ROW(); 3)=MOD(COLUMN();3); [.$Q77]*[.$Q77] + [.$Q77]*(1-[.$Q77])*[.R77]; [.$Q77]*(1-[.$Q77])*[.R77])" office:value-type="float" office:value="0.152091717438384" calcext:value-type="float">
            <text:p>0.1520917174</text:p>
          </table:table-cell>
          <table:table-cell table:formula="of:=IF(MOD(ROW(); 3)=MOD(COLUMN();3); [.$Q77]*[.$Q77] + [.$Q77]*(1-[.$Q77])*[.S77]; [.$Q77]*(1-[.$Q77])*[.S77])" office:value-type="float" office:value="0.38513734488737" calcext:value-type="float">
            <text:p>0.3851373449</text:p>
          </table:table-cell>
          <table:table-cell table:formula="of:=IF(MOD(ROW(); 3)=MOD(COLUMN();3); [.$Q77]*[.$Q77] + [.$Q77]*(1-[.$Q77])*[.T77]; [.$Q77]*(1-[.$Q77])*[.T77])" office:value-type="float" office:value="0.0627709376742459" calcext:value-type="float">
            <text:p>0.0627709377</text:p>
          </table:table-cell>
          <table:table-cell table:number-columns-repeated="7"/>
          <table:table-cell office:value-type="float" office:value="0.625603910728526" calcext:value-type="float">
            <text:p>0.6256039107</text:p>
          </table:table-cell>
          <table:table-cell office:value-type="float" office:value="0.103398275275845" calcext:value-type="float">
            <text:p>0.1033982753</text:p>
          </table:table-cell>
          <table:table-cell office:value-type="float" office:value="0.258197781907577" calcext:value-type="float">
            <text:p>0.2581977819</text:p>
          </table:table-cell>
          <table:table-cell table:formula="of:=[.Q76]" office:value-type="float" office:value="0.6" calcext:value-type="float">
            <text:p>0.6</text:p>
          </table:table-cell>
          <table:table-cell table:formula="of:=[.N77]/SUM([.$N77:.$P77])" office:value-type="float" office:value="0.633715489326602" calcext:value-type="float">
            <text:p>0.6337154893</text:p>
          </table:table-cell>
          <table:table-cell table:formula="of:=[.O77]/SUM([.$N77:.$P77])" office:value-type="float" office:value="0.104738937030707" calcext:value-type="float">
            <text:p>0.104738937</text:p>
          </table:table-cell>
          <table:table-cell table:formula="of:=[.P77]/SUM([.$N77:.$P77])" office:value-type="float" office:value="0.261545573642691" calcext:value-type="float">
            <text:p>0.2615455736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formula="of:=1-SUM([.D78:.F78])" office:value-type="float" office:value="0.4" calcext:value-type="float">
            <text:p>0.4</text:p>
          </table:table-cell>
          <table:table-cell table:formula="of:=IF(MOD(ROW(); 3)=MOD(COLUMN();3); [.$Q78]*[.$Q78] + [.$Q78]*(1-[.$Q78])*[.R78]; [.$Q78]*(1-[.$Q78])*[.R78])" office:value-type="float" office:value="0.0532631117772864" calcext:value-type="float">
            <text:p>0.0532631118</text:p>
          </table:table-cell>
          <table:table-cell table:formula="of:=IF(MOD(ROW(); 3)=MOD(COLUMN();3); [.$Q78]*[.$Q78] + [.$Q78]*(1-[.$Q78])*[.S78]; [.$Q78]*(1-[.$Q78])*[.S78])" office:value-type="float" office:value="0.152468880521825" calcext:value-type="float">
            <text:p>0.1524688805</text:p>
          </table:table-cell>
          <table:table-cell table:formula="of:=IF(MOD(ROW(); 3)=MOD(COLUMN();3); [.$Q78]*[.$Q78] + [.$Q78]*(1-[.$Q78])*[.T78]; [.$Q78]*(1-[.$Q78])*[.T78])" office:value-type="float" office:value="0.394268007700888" calcext:value-type="float">
            <text:p>0.3942680077</text:p>
          </table:table-cell>
          <table:table-cell table:number-columns-repeated="7"/>
          <table:table-cell office:value-type="float" office:value="0.341335967112158" calcext:value-type="float">
            <text:p>0.3413359671</text:p>
          </table:table-cell>
          <table:table-cell office:value-type="float" office:value="0.977094860792918" calcext:value-type="float">
            <text:p>0.9770948608</text:p>
          </table:table-cell>
          <table:table-cell office:value-type="float" office:value="0.219606086826074" calcext:value-type="float">
            <text:p>0.2196060868</text:p>
          </table:table-cell>
          <table:table-cell table:formula="of:=[.Q77]" office:value-type="float" office:value="0.6" calcext:value-type="float">
            <text:p>0.6</text:p>
          </table:table-cell>
          <table:table-cell table:formula="of:=[.N78]/SUM([.$N78:.$P78])" office:value-type="float" office:value="0.22192963240536" calcext:value-type="float">
            <text:p>0.2219296324</text:p>
          </table:table-cell>
          <table:table-cell table:formula="of:=[.O78]/SUM([.$N78:.$P78])" office:value-type="float" office:value="0.635287002174272" calcext:value-type="float">
            <text:p>0.6352870022</text:p>
          </table:table-cell>
          <table:table-cell table:formula="of:=[.P78]/SUM([.$N78:.$P78])" office:value-type="float" office:value="0.142783365420369" calcext:value-type="float">
            <text:p>0.1427833654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1-SUM([.D79:.F79])" office:value-type="float" office:value="0.35" calcext:value-type="float">
            <text:p>0.35</text:p>
          </table:table-cell>
          <table:table-cell table:formula="of:=IF(MOD(ROW(); 3)=MOD(COLUMN();3); [.$Q79]*[.$Q79] + [.$Q79]*(1-[.$Q79])*[.R79]; [.$Q79]*(1-[.$Q79])*[.R79])" office:value-type="float" office:value="0.440132663137197" calcext:value-type="float">
            <text:p>0.4401326631</text:p>
          </table:table-cell>
          <table:table-cell table:formula="of:=IF(MOD(ROW(); 3)=MOD(COLUMN();3); [.$Q79]*[.$Q79] + [.$Q79]*(1-[.$Q79])*[.S79]; [.$Q79]*(1-[.$Q79])*[.S79])" office:value-type="float" office:value="0.166639114154039" calcext:value-type="float">
            <text:p>0.1666391142</text:p>
          </table:table-cell>
          <table:table-cell table:formula="of:=IF(MOD(ROW(); 3)=MOD(COLUMN();3); [.$Q79]*[.$Q79] + [.$Q79]*(1-[.$Q79])*[.T79]; [.$Q79]*(1-[.$Q79])*[.T79])" office:value-type="float" office:value="0.0432282227087637" calcext:value-type="float">
            <text:p>0.0432282227</text:p>
          </table:table-cell>
          <table:table-cell table:number-columns-repeated="7"/>
          <table:table-cell office:value-type="float" office:value="0.0392015945905346" calcext:value-type="float">
            <text:p>0.0392015946</text:p>
          </table:table-cell>
          <table:table-cell office:value-type="float" office:value="0.370478296169105" calcext:value-type="float">
            <text:p>0.3704782962</text:p>
          </table:table-cell>
          <table:table-cell office:value-type="float" office:value="0.096106597642839" calcext:value-type="float">
            <text:p>0.0961065976</text:p>
          </table:table-cell>
          <table:table-cell table:formula="of:=[.Q78]+0.05" office:value-type="float" office:value="0.65" calcext:value-type="float">
            <text:p>0.65</text:p>
          </table:table-cell>
          <table:table-cell table:formula="of:=[.N79]/SUM([.$N79:.$P79])" office:value-type="float" office:value="0.077506211592074" calcext:value-type="float">
            <text:p>0.0775062116</text:p>
          </table:table-cell>
          <table:table-cell table:formula="of:=[.O79]/SUM([.$N79:.$P79])" office:value-type="float" office:value="0.732479622655119" calcext:value-type="float">
            <text:p>0.7324796227</text:p>
          </table:table-cell>
          <table:table-cell table:formula="of:=[.P79]/SUM([.$N79:.$P79])" office:value-type="float" office:value="0.190014165752807" calcext:value-type="float">
            <text:p>0.1900141658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1-SUM([.D80:.F80])" office:value-type="float" office:value="0.35" calcext:value-type="float">
            <text:p>0.35</text:p>
          </table:table-cell>
          <table:table-cell table:formula="of:=IF(MOD(ROW(); 3)=MOD(COLUMN();3); [.$Q80]*[.$Q80] + [.$Q80]*(1-[.$Q80])*[.R80]; [.$Q80]*(1-[.$Q80])*[.R80])" office:value-type="float" office:value="0.0420009072133855" calcext:value-type="float">
            <text:p>0.0420009072</text:p>
          </table:table-cell>
          <table:table-cell table:formula="of:=IF(MOD(ROW(); 3)=MOD(COLUMN();3); [.$Q80]*[.$Q80] + [.$Q80]*(1-[.$Q80])*[.S80]; [.$Q80]*(1-[.$Q80])*[.S80])" office:value-type="float" office:value="0.517846770976939" calcext:value-type="float">
            <text:p>0.517846771</text:p>
          </table:table-cell>
          <table:table-cell table:formula="of:=IF(MOD(ROW(); 3)=MOD(COLUMN();3); [.$Q80]*[.$Q80] + [.$Q80]*(1-[.$Q80])*[.T80]; [.$Q80]*(1-[.$Q80])*[.T80])" office:value-type="float" office:value="0.0901523218096752" calcext:value-type="float">
            <text:p>0.0901523218</text:p>
          </table:table-cell>
          <table:table-cell table:number-columns-repeated="7"/>
          <table:table-cell office:value-type="float" office:value="0.339567117064652" calcext:value-type="float">
            <text:p>0.3395671171</text:p>
          </table:table-cell>
          <table:table-cell office:value-type="float" office:value="0.770855447897196" calcext:value-type="float">
            <text:p>0.7708554479</text:p>
          </table:table-cell>
          <table:table-cell office:value-type="float" office:value="0.728859590057616" calcext:value-type="float">
            <text:p>0.7288595901</text:p>
          </table:table-cell>
          <table:table-cell table:formula="of:=[.Q79]" office:value-type="float" office:value="0.65" calcext:value-type="float">
            <text:p>0.65</text:p>
          </table:table-cell>
          <table:table-cell table:formula="of:=[.N80]/SUM([.$N80:.$P80])" office:value-type="float" office:value="0.18461937236653" calcext:value-type="float">
            <text:p>0.1846193724</text:p>
          </table:table-cell>
          <table:table-cell table:formula="of:=[.O80]/SUM([.$N80:.$P80])" office:value-type="float" office:value="0.41910668561292" calcext:value-type="float">
            <text:p>0.4191066856</text:p>
          </table:table-cell>
          <table:table-cell table:formula="of:=[.P80]/SUM([.$N80:.$P80])" office:value-type="float" office:value="0.39627394202055" calcext:value-type="float">
            <text:p>0.39627394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1-SUM([.D81:.F81])" office:value-type="float" office:value="0.35" calcext:value-type="float">
            <text:p>0.35</text:p>
          </table:table-cell>
          <table:table-cell table:formula="of:=IF(MOD(ROW(); 3)=MOD(COLUMN();3); [.$Q81]*[.$Q81] + [.$Q81]*(1-[.$Q81])*[.R81]; [.$Q81]*(1-[.$Q81])*[.R81])" office:value-type="float" office:value="0.0949625850064411" calcext:value-type="float">
            <text:p>0.094962585</text:p>
          </table:table-cell>
          <table:table-cell table:formula="of:=IF(MOD(ROW(); 3)=MOD(COLUMN();3); [.$Q81]*[.$Q81] + [.$Q81]*(1-[.$Q81])*[.S81]; [.$Q81]*(1-[.$Q81])*[.S81])" office:value-type="float" office:value="0.0936246217108382" calcext:value-type="float">
            <text:p>0.0936246217</text:p>
          </table:table-cell>
          <table:table-cell table:formula="of:=IF(MOD(ROW(); 3)=MOD(COLUMN();3); [.$Q81]*[.$Q81] + [.$Q81]*(1-[.$Q81])*[.T81]; [.$Q81]*(1-[.$Q81])*[.T81])" office:value-type="float" office:value="0.461412793282721" calcext:value-type="float">
            <text:p>0.4614127933</text:p>
          </table:table-cell>
          <table:table-cell table:number-columns-repeated="7"/>
          <table:table-cell office:value-type="float" office:value="0.757953756583125" calcext:value-type="float">
            <text:p>0.7579537566</text:p>
          </table:table-cell>
          <table:table-cell office:value-type="float" office:value="0.747274663274916" calcext:value-type="float">
            <text:p>0.7472746633</text:p>
          </table:table-cell>
          <table:table-cell office:value-type="float" office:value="0.310586509895242" calcext:value-type="float">
            <text:p>0.3105865099</text:p>
          </table:table-cell>
          <table:table-cell table:formula="of:=[.Q80]" office:value-type="float" office:value="0.65" calcext:value-type="float">
            <text:p>0.65</text:p>
          </table:table-cell>
          <table:table-cell table:formula="of:=[.N81]/SUM([.$N81:.$P81])" office:value-type="float" office:value="0.417417956072268" calcext:value-type="float">
            <text:p>0.4174179561</text:p>
          </table:table-cell>
          <table:table-cell table:formula="of:=[.O81]/SUM([.$N81:.$P81])" office:value-type="float" office:value="0.411536798728959" calcext:value-type="float">
            <text:p>0.4115367987</text:p>
          </table:table-cell>
          <table:table-cell table:formula="of:=[.P81]/SUM([.$N81:.$P81])" office:value-type="float" office:value="0.171045245198772" calcext:value-type="float">
            <text:p>0.1710452452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1-SUM([.D82:.F82])" office:value-type="float" office:value="0.3" calcext:value-type="float">
            <text:p>0.3</text:p>
          </table:table-cell>
          <table:table-cell table:formula="of:=IF(MOD(ROW(); 3)=MOD(COLUMN();3); [.$Q82]*[.$Q82] + [.$Q82]*(1-[.$Q82])*[.R82]; [.$Q82]*(1-[.$Q82])*[.R82])" office:value-type="float" office:value="0.521888642319884" calcext:value-type="float">
            <text:p>0.5218886423</text:p>
          </table:table-cell>
          <table:table-cell table:formula="of:=IF(MOD(ROW(); 3)=MOD(COLUMN();3); [.$Q82]*[.$Q82] + [.$Q82]*(1-[.$Q82])*[.S82]; [.$Q82]*(1-[.$Q82])*[.S82])" office:value-type="float" office:value="0.105501028756534" calcext:value-type="float">
            <text:p>0.1055010288</text:p>
          </table:table-cell>
          <table:table-cell table:formula="of:=IF(MOD(ROW(); 3)=MOD(COLUMN();3); [.$Q82]*[.$Q82] + [.$Q82]*(1-[.$Q82])*[.T82]; [.$Q82]*(1-[.$Q82])*[.T82])" office:value-type="float" office:value="0.0726103289235816" calcext:value-type="float">
            <text:p>0.0726103289</text:p>
          </table:table-cell>
          <table:table-cell table:number-columns-repeated="7"/>
          <table:table-cell office:value-type="float" office:value="0.0872727430524919" calcext:value-type="float">
            <text:p>0.0872727431</text:p>
          </table:table-cell>
          <table:table-cell office:value-type="float" office:value="0.288734906995438" calcext:value-type="float">
            <text:p>0.288734907</text:p>
          </table:table-cell>
          <table:table-cell office:value-type="float" office:value="0.198719735871391" calcext:value-type="float">
            <text:p>0.1987197359</text:p>
          </table:table-cell>
          <table:table-cell table:formula="of:=[.Q81]+0.05" office:value-type="float" office:value="0.7" calcext:value-type="float">
            <text:p>0.7</text:p>
          </table:table-cell>
          <table:table-cell table:formula="of:=[.N82]/SUM([.$N82:.$P82])" office:value-type="float" office:value="0.151850677713734" calcext:value-type="float">
            <text:p>0.1518506777</text:p>
          </table:table-cell>
          <table:table-cell table:formula="of:=[.O82]/SUM([.$N82:.$P82])" office:value-type="float" office:value="0.502385851221591" calcext:value-type="float">
            <text:p>0.5023858512</text:p>
          </table:table-cell>
          <table:table-cell table:formula="of:=[.P82]/SUM([.$N82:.$P82])" office:value-type="float" office:value="0.345763471064674" calcext:value-type="float">
            <text:p>0.3457634711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1-SUM([.D83:.F83])" office:value-type="float" office:value="0.3" calcext:value-type="float">
            <text:p>0.3</text:p>
          </table:table-cell>
          <table:table-cell table:formula="of:=IF(MOD(ROW(); 3)=MOD(COLUMN();3); [.$Q83]*[.$Q83] + [.$Q83]*(1-[.$Q83])*[.R83]; [.$Q83]*(1-[.$Q83])*[.R83])" office:value-type="float" office:value="0.0681881152147965" calcext:value-type="float">
            <text:p>0.0681881152</text:p>
          </table:table-cell>
          <table:table-cell table:formula="of:=IF(MOD(ROW(); 3)=MOD(COLUMN();3); [.$Q83]*[.$Q83] + [.$Q83]*(1-[.$Q83])*[.S83]; [.$Q83]*(1-[.$Q83])*[.S83])" office:value-type="float" office:value="0.585669588625455" calcext:value-type="float">
            <text:p>0.5856695886</text:p>
          </table:table-cell>
          <table:table-cell table:formula="of:=IF(MOD(ROW(); 3)=MOD(COLUMN();3); [.$Q83]*[.$Q83] + [.$Q83]*(1-[.$Q83])*[.T83]; [.$Q83]*(1-[.$Q83])*[.T83])" office:value-type="float" office:value="0.0461422961597489" calcext:value-type="float">
            <text:p>0.0461422962</text:p>
          </table:table-cell>
          <table:table-cell table:number-columns-repeated="7"/>
          <table:table-cell office:value-type="float" office:value="0.559588621745025" calcext:value-type="float">
            <text:p>0.5595886217</text:p>
          </table:table-cell>
          <table:table-cell office:value-type="float" office:value="0.785116483615824" calcext:value-type="float">
            <text:p>0.7851164836</text:p>
          </table:table-cell>
          <table:table-cell office:value-type="float" office:value="0.378668684870493" calcext:value-type="float">
            <text:p>0.3786686849</text:p>
          </table:table-cell>
          <table:table-cell table:formula="of:=[.Q82]" office:value-type="float" office:value="0.7" calcext:value-type="float">
            <text:p>0.7</text:p>
          </table:table-cell>
          <table:table-cell table:formula="of:=[.N83]/SUM([.$N83:.$P83])" office:value-type="float" office:value="0.32470531054665" calcext:value-type="float">
            <text:p>0.3247053105</text:p>
          </table:table-cell>
          <table:table-cell table:formula="of:=[.O83]/SUM([.$N83:.$P83])" office:value-type="float" office:value="0.455569469645022" calcext:value-type="float">
            <text:p>0.4555694696</text:p>
          </table:table-cell>
          <table:table-cell table:formula="of:=[.P83]/SUM([.$N83:.$P83])" office:value-type="float" office:value="0.219725219808328" calcext:value-type="float">
            <text:p>0.2197252198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1-SUM([.D84:.F84])" office:value-type="float" office:value="0.3" calcext:value-type="float">
            <text:p>0.3</text:p>
          </table:table-cell>
          <table:table-cell table:formula="of:=IF(MOD(ROW(); 3)=MOD(COLUMN();3); [.$Q84]*[.$Q84] + [.$Q84]*(1-[.$Q84])*[.R84]; [.$Q84]*(1-[.$Q84])*[.R84])" office:value-type="float" office:value="0.110871072223152" calcext:value-type="float">
            <text:p>0.1108710722</text:p>
          </table:table-cell>
          <table:table-cell table:formula="of:=IF(MOD(ROW(); 3)=MOD(COLUMN();3); [.$Q84]*[.$Q84] + [.$Q84]*(1-[.$Q84])*[.S84]; [.$Q84]*(1-[.$Q84])*[.S84])" office:value-type="float" office:value="0.00573196520914054" calcext:value-type="float">
            <text:p>0.0057319652</text:p>
          </table:table-cell>
          <table:table-cell table:formula="of:=IF(MOD(ROW(); 3)=MOD(COLUMN();3); [.$Q84]*[.$Q84] + [.$Q84]*(1-[.$Q84])*[.T84]; [.$Q84]*(1-[.$Q84])*[.T84])" office:value-type="float" office:value="0.583396962567707" calcext:value-type="float">
            <text:p>0.5833969626</text:p>
          </table:table-cell>
          <table:table-cell table:number-columns-repeated="7"/>
          <table:table-cell office:value-type="float" office:value="0.894893334625247" calcext:value-type="float">
            <text:p>0.8948933346</text:p>
          </table:table-cell>
          <table:table-cell office:value-type="float" office:value="0.0462654266537573" calcext:value-type="float">
            <text:p>0.0462654267</text:p>
          </table:table-cell>
          <table:table-cell office:value-type="float" office:value="0.753851456472442" calcext:value-type="float">
            <text:p>0.7538514565</text:p>
          </table:table-cell>
          <table:table-cell table:formula="of:=[.Q83]" office:value-type="float" office:value="0.7" calcext:value-type="float">
            <text:p>0.7</text:p>
          </table:table-cell>
          <table:table-cell table:formula="of:=[.N84]/SUM([.$N84:.$P84])" office:value-type="float" office:value="0.527957486776916" calcext:value-type="float">
            <text:p>0.5279574868</text:p>
          </table:table-cell>
          <table:table-cell table:formula="of:=[.O84]/SUM([.$N84:.$P84])" office:value-type="float" office:value="0.0272950724244788" calcext:value-type="float">
            <text:p>0.0272950724</text:p>
          </table:table-cell>
          <table:table-cell table:formula="of:=[.P84]/SUM([.$N84:.$P84])" office:value-type="float" office:value="0.444747440798605" calcext:value-type="float">
            <text:p>0.4447474408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1-SUM([.D85:.F85])" office:value-type="float" office:value="0.25" calcext:value-type="float">
            <text:p>0.25</text:p>
          </table:table-cell>
          <table:table-cell table:formula="of:=IF(MOD(ROW(); 3)=MOD(COLUMN();3); [.$Q85]*[.$Q85] + [.$Q85]*(1-[.$Q85])*[.R85]; [.$Q85]*(1-[.$Q85])*[.R85])" office:value-type="float" office:value="0.610630336256183" calcext:value-type="float">
            <text:p>0.6106303363</text:p>
          </table:table-cell>
          <table:table-cell table:formula="of:=IF(MOD(ROW(); 3)=MOD(COLUMN();3); [.$Q85]*[.$Q85] + [.$Q85]*(1-[.$Q85])*[.S85]; [.$Q85]*(1-[.$Q85])*[.S85])" office:value-type="float" office:value="0.0538950958846755" calcext:value-type="float">
            <text:p>0.0538950959</text:p>
          </table:table-cell>
          <table:table-cell table:formula="of:=IF(MOD(ROW(); 3)=MOD(COLUMN();3); [.$Q85]*[.$Q85] + [.$Q85]*(1-[.$Q85])*[.T85]; [.$Q85]*(1-[.$Q85])*[.T85])" office:value-type="float" office:value="0.0854745678591416" calcext:value-type="float">
            <text:p>0.0854745679</text:p>
          </table:table-cell>
          <table:table-cell table:number-columns-repeated="7"/>
          <table:table-cell office:value-type="float" office:value="0.222947817607729" calcext:value-type="float">
            <text:p>0.2229478176</text:p>
          </table:table-cell>
          <table:table-cell office:value-type="float" office:value="0.249651154384033" calcext:value-type="float">
            <text:p>0.2496511544</text:p>
          </table:table-cell>
          <table:table-cell office:value-type="float" office:value="0.395932583220035" calcext:value-type="float">
            <text:p>0.3959325832</text:p>
          </table:table-cell>
          <table:table-cell table:formula="of:=[.Q84]+0.05" office:value-type="float" office:value="0.75" calcext:value-type="float">
            <text:p>0.75</text:p>
          </table:table-cell>
          <table:table-cell table:formula="of:=[.N85]/SUM([.$N85:.$P85])" office:value-type="float" office:value="0.256695126699642" calcext:value-type="float">
            <text:p>0.2566951267</text:p>
          </table:table-cell>
          <table:table-cell table:formula="of:=[.O85]/SUM([.$N85:.$P85])" office:value-type="float" office:value="0.287440511384936" calcext:value-type="float">
            <text:p>0.2874405114</text:p>
          </table:table-cell>
          <table:table-cell table:formula="of:=[.P85]/SUM([.$N85:.$P85])" office:value-type="float" office:value="0.455864361915422" calcext:value-type="float">
            <text:p>0.4558643619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1-SUM([.D86:.F86])" office:value-type="float" office:value="0.25" calcext:value-type="float">
            <text:p>0.25</text:p>
          </table:table-cell>
          <table:table-cell table:formula="of:=IF(MOD(ROW(); 3)=MOD(COLUMN();3); [.$Q86]*[.$Q86] + [.$Q86]*(1-[.$Q86])*[.R86]; [.$Q86]*(1-[.$Q86])*[.R86])" office:value-type="float" office:value="0.0262441955425727" calcext:value-type="float">
            <text:p>0.0262441955</text:p>
          </table:table-cell>
          <table:table-cell table:formula="of:=IF(MOD(ROW(); 3)=MOD(COLUMN();3); [.$Q86]*[.$Q86] + [.$Q86]*(1-[.$Q86])*[.S86]; [.$Q86]*(1-[.$Q86])*[.S86])" office:value-type="float" office:value="0.632995229720119" calcext:value-type="float">
            <text:p>0.6329952297</text:p>
          </table:table-cell>
          <table:table-cell table:formula="of:=IF(MOD(ROW(); 3)=MOD(COLUMN();3); [.$Q86]*[.$Q86] + [.$Q86]*(1-[.$Q86])*[.T86]; [.$Q86]*(1-[.$Q86])*[.T86])" office:value-type="float" office:value="0.0907605747373088" calcext:value-type="float">
            <text:p>0.0907605747</text:p>
          </table:table-cell>
          <table:table-cell table:number-columns-repeated="7"/>
          <table:table-cell office:value-type="float" office:value="0.288919840885421" calcext:value-type="float">
            <text:p>0.2889198409</text:p>
          </table:table-cell>
          <table:table-cell office:value-type="float" office:value="0.776075247605827" calcext:value-type="float">
            <text:p>0.7760752476</text:p>
          </table:table-cell>
          <table:table-cell office:value-type="float" office:value="0.999174494384295" calcext:value-type="float">
            <text:p>0.9991744944</text:p>
          </table:table-cell>
          <table:table-cell table:formula="of:=[.Q85]" office:value-type="float" office:value="0.75" calcext:value-type="float">
            <text:p>0.75</text:p>
          </table:table-cell>
          <table:table-cell table:formula="of:=[.N86]/SUM([.$N86:.$P86])" office:value-type="float" office:value="0.139969042893721" calcext:value-type="float">
            <text:p>0.1399690429</text:p>
          </table:table-cell>
          <table:table-cell table:formula="of:=[.O86]/SUM([.$N86:.$P86])" office:value-type="float" office:value="0.375974558507299" calcext:value-type="float">
            <text:p>0.3759745585</text:p>
          </table:table-cell>
          <table:table-cell table:formula="of:=[.P86]/SUM([.$N86:.$P86])" office:value-type="float" office:value="0.48405639859898" calcext:value-type="float">
            <text:p>0.4840563986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1-SUM([.D87:.F87])" office:value-type="float" office:value="0.25" calcext:value-type="float">
            <text:p>0.25</text:p>
          </table:table-cell>
          <table:table-cell table:formula="of:=IF(MOD(ROW(); 3)=MOD(COLUMN();3); [.$Q87]*[.$Q87] + [.$Q87]*(1-[.$Q87])*[.R87]; [.$Q87]*(1-[.$Q87])*[.R87])" office:value-type="float" office:value="0.0297353370251191" calcext:value-type="float">
            <text:p>0.029735337</text:p>
          </table:table-cell>
          <table:table-cell table:formula="of:=IF(MOD(ROW(); 3)=MOD(COLUMN();3); [.$Q87]*[.$Q87] + [.$Q87]*(1-[.$Q87])*[.S87]; [.$Q87]*(1-[.$Q87])*[.S87])" office:value-type="float" office:value="0.0146798036408991" calcext:value-type="float">
            <text:p>0.0146798036</text:p>
          </table:table-cell>
          <table:table-cell table:formula="of:=IF(MOD(ROW(); 3)=MOD(COLUMN();3); [.$Q87]*[.$Q87] + [.$Q87]*(1-[.$Q87])*[.T87]; [.$Q87]*(1-[.$Q87])*[.T87])" office:value-type="float" office:value="0.705584859333982" calcext:value-type="float">
            <text:p>0.7055848593</text:p>
          </table:table-cell>
          <table:table-cell table:number-columns-repeated="7"/>
          <table:table-cell office:value-type="float" office:value="0.114903010954624" calcext:value-type="float">
            <text:p>0.114903011</text:p>
          </table:table-cell>
          <table:table-cell office:value-type="float" office:value="0.0567255597990048" calcext:value-type="float">
            <text:p>0.0567255598</text:p>
          </table:table-cell>
          <table:table-cell office:value-type="float" office:value="0.552907173899015" calcext:value-type="float">
            <text:p>0.5529071739</text:p>
          </table:table-cell>
          <table:table-cell table:formula="of:=[.Q86]" office:value-type="float" office:value="0.75" calcext:value-type="float">
            <text:p>0.75</text:p>
          </table:table-cell>
          <table:table-cell table:formula="of:=[.N87]/SUM([.$N87:.$P87])" office:value-type="float" office:value="0.158588464133969" calcext:value-type="float">
            <text:p>0.1585884641</text:p>
          </table:table-cell>
          <table:table-cell table:formula="of:=[.O87]/SUM([.$N87:.$P87])" office:value-type="float" office:value="0.078292286084795" calcext:value-type="float">
            <text:p>0.0782922861</text:p>
          </table:table-cell>
          <table:table-cell table:formula="of:=[.P87]/SUM([.$N87:.$P87])" office:value-type="float" office:value="0.763119249781236" calcext:value-type="float">
            <text:p>0.7631192498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1-SUM([.D88:.F88])" office:value-type="float" office:value="0.2" calcext:value-type="float">
            <text:p>0.2</text:p>
          </table:table-cell>
          <table:table-cell table:formula="of:=IF(MOD(ROW(); 3)=MOD(COLUMN();3); [.$Q88]*[.$Q88] + [.$Q88]*(1-[.$Q88])*[.R88]; [.$Q88]*(1-[.$Q88])*[.R88])" office:value-type="float" office:value="0.670211670733711" calcext:value-type="float">
            <text:p>0.6702116707</text:p>
          </table:table-cell>
          <table:table-cell table:formula="of:=IF(MOD(ROW(); 3)=MOD(COLUMN();3); [.$Q88]*[.$Q88] + [.$Q88]*(1-[.$Q88])*[.S88]; [.$Q88]*(1-[.$Q88])*[.S88])" office:value-type="float" office:value="0.0543995339244635" calcext:value-type="float">
            <text:p>0.0543995339</text:p>
          </table:table-cell>
          <table:table-cell table:formula="of:=IF(MOD(ROW(); 3)=MOD(COLUMN();3); [.$Q88]*[.$Q88] + [.$Q88]*(1-[.$Q88])*[.T88]; [.$Q88]*(1-[.$Q88])*[.T88])" office:value-type="float" office:value="0.0753887953418256" calcext:value-type="float">
            <text:p>0.0753887953</text:p>
          </table:table-cell>
          <table:table-cell table:number-columns-repeated="7"/>
          <table:table-cell office:value-type="float" office:value="0.323410626341926" calcext:value-type="float">
            <text:p>0.3234106263</text:p>
          </table:table-cell>
          <table:table-cell office:value-type="float" office:value="0.582337451453438" calcext:value-type="float">
            <text:p>0.5823374515</text:p>
          </table:table-cell>
          <table:table-cell office:value-type="float" office:value="0.807023806646272" calcext:value-type="float">
            <text:p>0.8070238066</text:p>
          </table:table-cell>
          <table:table-cell table:formula="of:=[.Q87]+0.05" office:value-type="float" office:value="0.8" calcext:value-type="float">
            <text:p>0.8</text:p>
          </table:table-cell>
          <table:table-cell table:formula="of:=[.N88]/SUM([.$N88:.$P88])" office:value-type="float" office:value="0.188822942085693" calcext:value-type="float">
            <text:p>0.1888229421</text:p>
          </table:table-cell>
          <table:table-cell table:formula="of:=[.O88]/SUM([.$N88:.$P88])" office:value-type="float" office:value="0.339997087027897" calcext:value-type="float">
            <text:p>0.339997087</text:p>
          </table:table-cell>
          <table:table-cell table:formula="of:=[.P88]/SUM([.$N88:.$P88])" office:value-type="float" office:value="0.47117997088641" calcext:value-type="float">
            <text:p>0.4711799709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1-SUM([.D89:.F89])" office:value-type="float" office:value="0.2" calcext:value-type="float">
            <text:p>0.2</text:p>
          </table:table-cell>
          <table:table-cell table:formula="of:=IF(MOD(ROW(); 3)=MOD(COLUMN();3); [.$Q89]*[.$Q89] + [.$Q89]*(1-[.$Q89])*[.R89]; [.$Q89]*(1-[.$Q89])*[.R89])" office:value-type="float" office:value="0.0833906622620518" calcext:value-type="float">
            <text:p>0.0833906623</text:p>
          </table:table-cell>
          <table:table-cell table:formula="of:=IF(MOD(ROW(); 3)=MOD(COLUMN();3); [.$Q89]*[.$Q89] + [.$Q89]*(1-[.$Q89])*[.S89]; [.$Q89]*(1-[.$Q89])*[.S89])" office:value-type="float" office:value="0.665168676557699" calcext:value-type="float">
            <text:p>0.6651686766</text:p>
          </table:table-cell>
          <table:table-cell table:formula="of:=IF(MOD(ROW(); 3)=MOD(COLUMN();3); [.$Q89]*[.$Q89] + [.$Q89]*(1-[.$Q89])*[.T89]; [.$Q89]*(1-[.$Q89])*[.T89])" office:value-type="float" office:value="0.051440661180249" calcext:value-type="float">
            <text:p>0.0514406612</text:p>
          </table:table-cell>
          <table:table-cell table:number-columns-repeated="7"/>
          <table:table-cell office:value-type="float" office:value="0.800033284217236" calcext:value-type="float">
            <text:p>0.8000332842</text:p>
          </table:table-cell>
          <table:table-cell office:value-type="float" office:value="0.24146323364817" calcext:value-type="float">
            <text:p>0.2414632336</text:p>
          </table:table-cell>
          <table:table-cell office:value-type="float" office:value="0.493511383528951" calcext:value-type="float">
            <text:p>0.4935113835</text:p>
          </table:table-cell>
          <table:table-cell table:formula="of:=[.Q88]" office:value-type="float" office:value="0.8" calcext:value-type="float">
            <text:p>0.8</text:p>
          </table:table-cell>
          <table:table-cell table:formula="of:=[.N89]/SUM([.$N89:.$P89])" office:value-type="float" office:value="0.521191639137824" calcext:value-type="float">
            <text:p>0.5211916391</text:p>
          </table:table-cell>
          <table:table-cell table:formula="of:=[.O89]/SUM([.$N89:.$P89])" office:value-type="float" office:value="0.15730422848562" calcext:value-type="float">
            <text:p>0.1573042285</text:p>
          </table:table-cell>
          <table:table-cell table:formula="of:=[.P89]/SUM([.$N89:.$P89])" office:value-type="float" office:value="0.321504132376556" calcext:value-type="float">
            <text:p>0.3215041324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1-SUM([.D90:.F90])" office:value-type="float" office:value="0.2" calcext:value-type="float">
            <text:p>0.2</text:p>
          </table:table-cell>
          <table:table-cell table:formula="of:=IF(MOD(ROW(); 3)=MOD(COLUMN();3); [.$Q90]*[.$Q90] + [.$Q90]*(1-[.$Q90])*[.R90]; [.$Q90]*(1-[.$Q90])*[.R90])" office:value-type="float" office:value="0.0579372211425501" calcext:value-type="float">
            <text:p>0.0579372211</text:p>
          </table:table-cell>
          <table:table-cell table:formula="of:=IF(MOD(ROW(); 3)=MOD(COLUMN();3); [.$Q90]*[.$Q90] + [.$Q90]*(1-[.$Q90])*[.S90]; [.$Q90]*(1-[.$Q90])*[.S90])" office:value-type="float" office:value="0.0203788741694075" calcext:value-type="float">
            <text:p>0.0203788742</text:p>
          </table:table-cell>
          <table:table-cell table:formula="of:=IF(MOD(ROW(); 3)=MOD(COLUMN();3); [.$Q90]*[.$Q90] + [.$Q90]*(1-[.$Q90])*[.T90]; [.$Q90]*(1-[.$Q90])*[.T90])" office:value-type="float" office:value="0.721683904688043" calcext:value-type="float">
            <text:p>0.7216839047</text:p>
          </table:table-cell>
          <table:table-cell table:number-columns-repeated="7"/>
          <table:table-cell office:value-type="float" office:value="0.688967683296631" calcext:value-type="float">
            <text:p>0.6889676833</text:p>
          </table:table-cell>
          <table:table-cell office:value-type="float" office:value="0.242337921077453" calcext:value-type="float">
            <text:p>0.2423379211</text:p>
          </table:table-cell>
          <table:table-cell office:value-type="float" office:value="0.971354329146657" calcext:value-type="float">
            <text:p>0.9713543291</text:p>
          </table:table-cell>
          <table:table-cell table:formula="of:=[.Q89]" office:value-type="float" office:value="0.8" calcext:value-type="float">
            <text:p>0.8</text:p>
          </table:table-cell>
          <table:table-cell table:formula="of:=[.N90]/SUM([.$N90:.$P90])" office:value-type="float" office:value="0.362107632140939" calcext:value-type="float">
            <text:p>0.3621076321</text:p>
          </table:table-cell>
          <table:table-cell table:formula="of:=[.O90]/SUM([.$N90:.$P90])" office:value-type="float" office:value="0.127367963558797" calcext:value-type="float">
            <text:p>0.1273679636</text:p>
          </table:table-cell>
          <table:table-cell table:formula="of:=[.P90]/SUM([.$N90:.$P90])" office:value-type="float" office:value="0.510524404300264" calcext:value-type="float">
            <text:p>0.5105244043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1-SUM([.D91:.F91])" office:value-type="float" office:value="0.15" calcext:value-type="float">
            <text:p>0.15</text:p>
          </table:table-cell>
          <table:table-cell table:formula="of:=IF(MOD(ROW(); 3)=MOD(COLUMN();3); [.$Q91]*[.$Q91] + [.$Q91]*(1-[.$Q91])*[.R91]; [.$Q91]*(1-[.$Q91])*[.R91])" office:value-type="float" office:value="0.742781170658728" calcext:value-type="float">
            <text:p>0.7427811707</text:p>
          </table:table-cell>
          <table:table-cell table:formula="of:=IF(MOD(ROW(); 3)=MOD(COLUMN();3); [.$Q91]*[.$Q91] + [.$Q91]*(1-[.$Q91])*[.S91]; [.$Q91]*(1-[.$Q91])*[.S91])" office:value-type="float" office:value="0.0361628519871745" calcext:value-type="float">
            <text:p>0.036162852</text:p>
          </table:table-cell>
          <table:table-cell table:formula="of:=IF(MOD(ROW(); 3)=MOD(COLUMN();3); [.$Q91]*[.$Q91] + [.$Q91]*(1-[.$Q91])*[.T91]; [.$Q91]*(1-[.$Q91])*[.T91])" office:value-type="float" office:value="0.0710559773540976" calcext:value-type="float">
            <text:p>0.0710559774</text:p>
          </table:table-cell>
          <table:table-cell table:number-columns-repeated="7"/>
          <table:table-cell office:value-type="float" office:value="0.284325688445714" calcext:value-type="float">
            <text:p>0.2843256884</text:p>
          </table:table-cell>
          <table:table-cell office:value-type="float" office:value="0.506974077602821" calcext:value-type="float">
            <text:p>0.5069740776</text:p>
          </table:table-cell>
          <table:table-cell office:value-type="float" office:value="0.996147609984872" calcext:value-type="float">
            <text:p>0.99614761</text:p>
          </table:table-cell>
          <table:table-cell table:formula="of:=[.Q90]+0.05" office:value-type="float" office:value="0.85" calcext:value-type="float">
            <text:p>0.85</text:p>
          </table:table-cell>
          <table:table-cell table:formula="of:=[.N91]/SUM([.$N91:.$P91])" office:value-type="float" office:value="0.159068005166492" calcext:value-type="float">
            <text:p>0.1590680052</text:p>
          </table:table-cell>
          <table:table-cell table:formula="of:=[.O91]/SUM([.$N91:.$P91])" office:value-type="float" office:value="0.283630211664114" calcext:value-type="float">
            <text:p>0.2836302117</text:p>
          </table:table-cell>
          <table:table-cell table:formula="of:=[.P91]/SUM([.$N91:.$P91])" office:value-type="float" office:value="0.557301783169394" calcext:value-type="float">
            <text:p>0.5573017832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1-SUM([.D92:.F92])" office:value-type="float" office:value="0.15" calcext:value-type="float">
            <text:p>0.15</text:p>
          </table:table-cell>
          <table:table-cell table:formula="of:=IF(MOD(ROW(); 3)=MOD(COLUMN();3); [.$Q92]*[.$Q92] + [.$Q92]*(1-[.$Q92])*[.R92]; [.$Q92]*(1-[.$Q92])*[.R92])" office:value-type="float" office:value="0.055270953239594" calcext:value-type="float">
            <text:p>0.0552709532</text:p>
          </table:table-cell>
          <table:table-cell table:formula="of:=IF(MOD(ROW(); 3)=MOD(COLUMN();3); [.$Q92]*[.$Q92] + [.$Q92]*(1-[.$Q92])*[.S92]; [.$Q92]*(1-[.$Q92])*[.S92])" office:value-type="float" office:value="0.7517491264769" calcext:value-type="float">
            <text:p>0.7517491265</text:p>
          </table:table-cell>
          <table:table-cell table:formula="of:=IF(MOD(ROW(); 3)=MOD(COLUMN();3); [.$Q92]*[.$Q92] + [.$Q92]*(1-[.$Q92])*[.T92]; [.$Q92]*(1-[.$Q92])*[.T92])" office:value-type="float" office:value="0.0429799202835063" calcext:value-type="float">
            <text:p>0.0429799203</text:p>
          </table:table-cell>
          <table:table-cell table:number-columns-repeated="7"/>
          <table:table-cell office:value-type="float" office:value="0.744814411828542" calcext:value-type="float">
            <text:p>0.7448144118</text:p>
          </table:table-cell>
          <table:table-cell office:value-type="float" office:value="0.394152256411322" calcext:value-type="float">
            <text:p>0.3941522564</text:p>
          </table:table-cell>
          <table:table-cell office:value-type="float" office:value="0.579184221911793" calcext:value-type="float">
            <text:p>0.5791842219</text:p>
          </table:table-cell>
          <table:table-cell table:formula="of:=[.Q91]" office:value-type="float" office:value="0.85" calcext:value-type="float">
            <text:p>0.85</text:p>
          </table:table-cell>
          <table:table-cell table:formula="of:=[.N92]/SUM([.$N92:.$P92])" office:value-type="float" office:value="0.433497672467404" calcext:value-type="float">
            <text:p>0.4334976725</text:p>
          </table:table-cell>
          <table:table-cell table:formula="of:=[.O92]/SUM([.$N92:.$P92])" office:value-type="float" office:value="0.229404913544311" calcext:value-type="float">
            <text:p>0.2294049135</text:p>
          </table:table-cell>
          <table:table-cell table:formula="of:=[.P92]/SUM([.$N92:.$P92])" office:value-type="float" office:value="0.337097413988285" calcext:value-type="float">
            <text:p>0.337097414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1-SUM([.D93:.F93])" office:value-type="float" office:value="0.15" calcext:value-type="float">
            <text:p>0.15</text:p>
          </table:table-cell>
          <table:table-cell table:formula="of:=IF(MOD(ROW(); 3)=MOD(COLUMN();3); [.$Q93]*[.$Q93] + [.$Q93]*(1-[.$Q93])*[.R93]; [.$Q93]*(1-[.$Q93])*[.R93])" office:value-type="float" office:value="0.0439205113157118" calcext:value-type="float">
            <text:p>0.0439205113</text:p>
          </table:table-cell>
          <table:table-cell table:formula="of:=IF(MOD(ROW(); 3)=MOD(COLUMN();3); [.$Q93]*[.$Q93] + [.$Q93]*(1-[.$Q93])*[.S93]; [.$Q93]*(1-[.$Q93])*[.S93])" office:value-type="float" office:value="0.0706557547366117" calcext:value-type="float">
            <text:p>0.0706557547</text:p>
          </table:table-cell>
          <table:table-cell table:formula="of:=IF(MOD(ROW(); 3)=MOD(COLUMN();3); [.$Q93]*[.$Q93] + [.$Q93]*(1-[.$Q93])*[.T93]; [.$Q93]*(1-[.$Q93])*[.T93])" office:value-type="float" office:value="0.735423733947677" calcext:value-type="float">
            <text:p>0.7354237339</text:p>
          </table:table-cell>
          <table:table-cell table:number-columns-repeated="7"/>
          <table:table-cell office:value-type="float" office:value="0.500701768071795" calcext:value-type="float">
            <text:p>0.5007017681</text:p>
          </table:table-cell>
          <table:table-cell office:value-type="float" office:value="0.805488375733297" calcext:value-type="float">
            <text:p>0.8054883757</text:p>
          </table:table-cell>
          <table:table-cell office:value-type="float" office:value="0.14733290309797" calcext:value-type="float">
            <text:p>0.1473329031</text:p>
          </table:table-cell>
          <table:table-cell table:formula="of:=[.Q92]" office:value-type="float" office:value="0.85" calcext:value-type="float">
            <text:p>0.85</text:p>
          </table:table-cell>
          <table:table-cell table:formula="of:=[.N93]/SUM([.$N93:.$P93])" office:value-type="float" office:value="0.344474598554603" calcext:value-type="float">
            <text:p>0.3444745986</text:p>
          </table:table-cell>
          <table:table-cell table:formula="of:=[.O93]/SUM([.$N93:.$P93])" office:value-type="float" office:value="0.554162782247935" calcext:value-type="float">
            <text:p>0.5541627822</text:p>
          </table:table-cell>
          <table:table-cell table:formula="of:=[.P93]/SUM([.$N93:.$P93])" office:value-type="float" office:value="0.101362619197462" calcext:value-type="float">
            <text:p>0.1013626192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formula="of:=1-SUM([.D94:.F94])" office:value-type="float" office:value="0.0999999999999999" calcext:value-type="float">
            <text:p>0.1</text:p>
          </table:table-cell>
          <table:table-cell table:formula="of:=IF(MOD(ROW(); 3)=MOD(COLUMN();3); [.$Q94]*[.$Q94] + [.$Q94]*(1-[.$Q94])*[.R94]; [.$Q94]*(1-[.$Q94])*[.R94])" office:value-type="float" office:value="0.839765514991652" calcext:value-type="float">
            <text:p>0.839765515</text:p>
          </table:table-cell>
          <table:table-cell table:formula="of:=IF(MOD(ROW(); 3)=MOD(COLUMN();3); [.$Q94]*[.$Q94] + [.$Q94]*(1-[.$Q94])*[.S94]; [.$Q94]*(1-[.$Q94])*[.S94])" office:value-type="float" office:value="0.0242924993619289" calcext:value-type="float">
            <text:p>0.0242924994</text:p>
          </table:table-cell>
          <table:table-cell table:formula="of:=IF(MOD(ROW(); 3)=MOD(COLUMN();3); [.$Q94]*[.$Q94] + [.$Q94]*(1-[.$Q94])*[.T94]; [.$Q94]*(1-[.$Q94])*[.T94])" office:value-type="float" office:value="0.0359419856464187" calcext:value-type="float">
            <text:p>0.0359419856</text:p>
          </table:table-cell>
          <table:table-cell table:number-columns-repeated="7"/>
          <table:table-cell office:value-type="float" office:value="0.528960990288038" calcext:value-type="float">
            <text:p>0.5289609903</text:p>
          </table:table-cell>
          <table:table-cell office:value-type="float" office:value="0.431700392976947" calcext:value-type="float">
            <text:p>0.431700393</text:p>
          </table:table-cell>
          <table:table-cell office:value-type="float" office:value="0.63872264013507" calcext:value-type="float">
            <text:p>0.6387226401</text:p>
          </table:table-cell>
          <table:table-cell table:formula="of:=[.Q93]+0.05" office:value-type="float" office:value="0.9" calcext:value-type="float">
            <text:p>0.9</text:p>
          </table:table-cell>
          <table:table-cell table:formula="of:=[.N94]/SUM([.$N94:.$P94])" office:value-type="float" office:value="0.330727944351692" calcext:value-type="float">
            <text:p>0.3307279444</text:p>
          </table:table-cell>
          <table:table-cell table:formula="of:=[.O94]/SUM([.$N94:.$P94])" office:value-type="float" office:value="0.269916659576989" calcext:value-type="float">
            <text:p>0.2699166596</text:p>
          </table:table-cell>
          <table:table-cell table:formula="of:=[.P94]/SUM([.$N94:.$P94])" office:value-type="float" office:value="0.39935539607132" calcext:value-type="float">
            <text:p>0.399355396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1-SUM([.D95:.F95])" office:value-type="float" office:value="0.0999999999999999" calcext:value-type="float">
            <text:p>0.1</text:p>
          </table:table-cell>
          <table:table-cell table:formula="of:=IF(MOD(ROW(); 3)=MOD(COLUMN();3); [.$Q95]*[.$Q95] + [.$Q95]*(1-[.$Q95])*[.R95]; [.$Q95]*(1-[.$Q95])*[.R95])" office:value-type="float" office:value="0.0279416490554816" calcext:value-type="float">
            <text:p>0.0279416491</text:p>
          </table:table-cell>
          <table:table-cell table:formula="of:=IF(MOD(ROW(); 3)=MOD(COLUMN();3); [.$Q95]*[.$Q95] + [.$Q95]*(1-[.$Q95])*[.S95]; [.$Q95]*(1-[.$Q95])*[.S95])" office:value-type="float" office:value="0.84425328257064" calcext:value-type="float">
            <text:p>0.8442532826</text:p>
          </table:table-cell>
          <table:table-cell table:formula="of:=IF(MOD(ROW(); 3)=MOD(COLUMN();3); [.$Q95]*[.$Q95] + [.$Q95]*(1-[.$Q95])*[.T95]; [.$Q95]*(1-[.$Q95])*[.T95])" office:value-type="float" office:value="0.0278050683738786" calcext:value-type="float">
            <text:p>0.0278050684</text:p>
          </table:table-cell>
          <table:table-cell table:number-columns-repeated="7"/>
          <table:table-cell office:value-type="float" office:value="0.61662652887684" calcext:value-type="float">
            <text:p>0.6166265289</text:p>
          </table:table-cell>
          <table:table-cell office:value-type="float" office:value="0.755913965286433" calcext:value-type="float">
            <text:p>0.7559139653</text:p>
          </table:table-cell>
          <table:table-cell office:value-type="float" office:value="0.613612416451289" calcext:value-type="float">
            <text:p>0.6136124165</text:p>
          </table:table-cell>
          <table:table-cell table:formula="of:=[.Q94]" office:value-type="float" office:value="0.9" calcext:value-type="float">
            <text:p>0.9</text:p>
          </table:table-cell>
          <table:table-cell table:formula="of:=[.N95]/SUM([.$N95:.$P95])" office:value-type="float" office:value="0.31046276728313" calcext:value-type="float">
            <text:p>0.3104627673</text:p>
          </table:table-cell>
          <table:table-cell table:formula="of:=[.O95]/SUM([.$N95:.$P95])" office:value-type="float" office:value="0.380592028562663" calcext:value-type="float">
            <text:p>0.3805920286</text:p>
          </table:table-cell>
          <table:table-cell table:formula="of:=[.P95]/SUM([.$N95:.$P95])" office:value-type="float" office:value="0.308945204154207" calcext:value-type="float">
            <text:p>0.3089452042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1-SUM([.D96:.F96])" office:value-type="float" office:value="0.0999999999999998" calcext:value-type="float">
            <text:p>0.1</text:p>
          </table:table-cell>
          <table:table-cell table:formula="of:=IF(MOD(ROW(); 3)=MOD(COLUMN();3); [.$Q96]*[.$Q96] + [.$Q96]*(1-[.$Q96])*[.R96]; [.$Q96]*(1-[.$Q96])*[.R96])" office:value-type="float" office:value="0.0180981254376487" calcext:value-type="float">
            <text:p>0.0180981254</text:p>
          </table:table-cell>
          <table:table-cell table:formula="of:=IF(MOD(ROW(); 3)=MOD(COLUMN();3); [.$Q96]*[.$Q96] + [.$Q96]*(1-[.$Q96])*[.S96]; [.$Q96]*(1-[.$Q96])*[.S96])" office:value-type="float" office:value="0.0208980691947495" calcext:value-type="float">
            <text:p>0.0208980692</text:p>
          </table:table-cell>
          <table:table-cell table:formula="of:=IF(MOD(ROW(); 3)=MOD(COLUMN();3); [.$Q96]*[.$Q96] + [.$Q96]*(1-[.$Q96])*[.T96]; [.$Q96]*(1-[.$Q96])*[.T96])" office:value-type="float" office:value="0.861003805367602" calcext:value-type="float">
            <text:p>0.8610038054</text:p>
          </table:table-cell>
          <table:table-cell table:number-columns-repeated="7"/>
          <table:table-cell office:value-type="float" office:value="0.349506108834901" calcext:value-type="float">
            <text:p>0.3495061088</text:p>
          </table:table-cell>
          <table:table-cell office:value-type="float" office:value="0.403577866204044" calcext:value-type="float">
            <text:p>0.4035778662</text:p>
          </table:table-cell>
          <table:table-cell office:value-type="float" office:value="0.984971709430202" calcext:value-type="float">
            <text:p>0.9849717094</text:p>
          </table:table-cell>
          <table:table-cell table:formula="of:=[.Q95]" office:value-type="float" office:value="0.9" calcext:value-type="float">
            <text:p>0.9</text:p>
          </table:table-cell>
          <table:table-cell table:formula="of:=[.N96]/SUM([.$N96:.$P96])" office:value-type="float" office:value="0.201090282640542" calcext:value-type="float">
            <text:p>0.2010902826</text:p>
          </table:table-cell>
          <table:table-cell table:formula="of:=[.O96]/SUM([.$N96:.$P96])" office:value-type="float" office:value="0.23220076883055" calcext:value-type="float">
            <text:p>0.2322007688</text:p>
          </table:table-cell>
          <table:table-cell table:formula="of:=[.P96]/SUM([.$N96:.$P96])" office:value-type="float" office:value="0.566708948528908" calcext:value-type="float">
            <text:p>0.566708948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1-SUM([.D97:.F97])" office:value-type="float" office:value="0.0499999999999997" calcext:value-type="float">
            <text:p>0.05</text:p>
          </table:table-cell>
          <table:table-cell table:formula="of:=IF(MOD(ROW(); 3)=MOD(COLUMN();3); [.$Q97]*[.$Q97] + [.$Q97]*(1-[.$Q97])*[.R97]; [.$Q97]*(1-[.$Q97])*[.R97])" office:value-type="float" office:value="0.914047270135341" calcext:value-type="float">
            <text:p>0.9140472701</text:p>
          </table:table-cell>
          <table:table-cell table:formula="of:=IF(MOD(ROW(); 3)=MOD(COLUMN();3); [.$Q97]*[.$Q97] + [.$Q97]*(1-[.$Q97])*[.S97]; [.$Q97]*(1-[.$Q97])*[.S97])" office:value-type="float" office:value="0.0201684563815861" calcext:value-type="float">
            <text:p>0.0201684564</text:p>
          </table:table-cell>
          <table:table-cell table:formula="of:=IF(MOD(ROW(); 3)=MOD(COLUMN();3); [.$Q97]*[.$Q97] + [.$Q97]*(1-[.$Q97])*[.T97]; [.$Q97]*(1-[.$Q97])*[.T97])" office:value-type="float" office:value="0.0157842734830731" calcext:value-type="float">
            <text:p>0.0157842735</text:p>
          </table:table-cell>
          <table:table-cell table:number-columns-repeated="7"/>
          <table:table-cell office:value-type="float" office:value="0.474379008512987" calcext:value-type="float">
            <text:p>0.4743790085</text:p>
          </table:table-cell>
          <table:table-cell office:value-type="float" office:value="0.828550144700685" calcext:value-type="float">
            <text:p>0.8285501447</text:p>
          </table:table-cell>
          <table:table-cell office:value-type="float" office:value="0.648441399329684" calcext:value-type="float">
            <text:p>0.6484413993</text:p>
          </table:table-cell>
          <table:table-cell table:formula="of:=[.Q96]+0.05" office:value-type="float" office:value="0.95" calcext:value-type="float">
            <text:p>0.95</text:p>
          </table:table-cell>
          <table:table-cell table:formula="of:=[.N97]/SUM([.$N97:.$P97])" office:value-type="float" office:value="0.243100423901906" calcext:value-type="float">
            <text:p>0.2431004239</text:p>
          </table:table-cell>
          <table:table-cell table:formula="of:=[.O97]/SUM([.$N97:.$P97])" office:value-type="float" office:value="0.424599081717605" calcext:value-type="float">
            <text:p>0.4245990817</text:p>
          </table:table-cell>
          <table:table-cell table:formula="of:=[.P97]/SUM([.$N97:.$P97])" office:value-type="float" office:value="0.332300494380488" calcext:value-type="float">
            <text:p>0.332300494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1-SUM([.D98:.F98])" office:value-type="float" office:value="0.0499999999999998" calcext:value-type="float">
            <text:p>0.05</text:p>
          </table:table-cell>
          <table:table-cell table:formula="of:=IF(MOD(ROW(); 3)=MOD(COLUMN();3); [.$Q98]*[.$Q98] + [.$Q98]*(1-[.$Q98])*[.R98]; [.$Q98]*(1-[.$Q98])*[.R98])" office:value-type="float" office:value="0.0209736978223937" calcext:value-type="float">
            <text:p>0.0209736978</text:p>
          </table:table-cell>
          <table:table-cell table:formula="of:=IF(MOD(ROW(); 3)=MOD(COLUMN();3); [.$Q98]*[.$Q98] + [.$Q98]*(1-[.$Q98])*[.S98]; [.$Q98]*(1-[.$Q98])*[.S98])" office:value-type="float" office:value="0.91620483870413" calcext:value-type="float">
            <text:p>0.9162048387</text:p>
          </table:table-cell>
          <table:table-cell table:formula="of:=IF(MOD(ROW(); 3)=MOD(COLUMN();3); [.$Q98]*[.$Q98] + [.$Q98]*(1-[.$Q98])*[.T98]; [.$Q98]*(1-[.$Q98])*[.T98])" office:value-type="float" office:value="0.0128214634734767" calcext:value-type="float">
            <text:p>0.0128214635</text:p>
          </table:table-cell>
          <table:table-cell table:number-columns-repeated="7"/>
          <table:table-cell office:value-type="float" office:value="0.198441439437992" calcext:value-type="float">
            <text:p>0.1984414394</text:p>
          </table:table-cell>
          <table:table-cell office:value-type="float" office:value="0.129667545644202" calcext:value-type="float">
            <text:p>0.1296675456</text:p>
          </table:table-cell>
          <table:table-cell office:value-type="float" office:value="0.121309541546927" calcext:value-type="float">
            <text:p>0.1213095415</text:p>
          </table:table-cell>
          <table:table-cell table:formula="of:=[.Q97]" office:value-type="float" office:value="0.95" calcext:value-type="float">
            <text:p>0.95</text:p>
          </table:table-cell>
          <table:table-cell table:formula="of:=[.N98]/SUM([.$N98:.$P98])" office:value-type="float" office:value="0.441551533103027" calcext:value-type="float">
            <text:p>0.4415515331</text:p>
          </table:table-cell>
          <table:table-cell table:formula="of:=[.O98]/SUM([.$N98:.$P98])" office:value-type="float" office:value="0.288522920086935" calcext:value-type="float">
            <text:p>0.2885229201</text:p>
          </table:table-cell>
          <table:table-cell table:formula="of:=[.P98]/SUM([.$N98:.$P98])" office:value-type="float" office:value="0.269925546810038" calcext:value-type="float">
            <text:p>0.2699255468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1-SUM([.D99:.F99])" office:value-type="float" office:value="0.0499999999999997" calcext:value-type="float">
            <text:p>0.05</text:p>
          </table:table-cell>
          <table:table-cell table:formula="of:=IF(MOD(ROW(); 3)=MOD(COLUMN();3); [.$Q99]*[.$Q99] + [.$Q99]*(1-[.$Q99])*[.R99]; [.$Q99]*(1-[.$Q99])*[.R99])" office:value-type="float" office:value="0.00426179502911179" calcext:value-type="float">
            <text:p>0.004261795</text:p>
          </table:table-cell>
          <table:table-cell table:formula="of:=IF(MOD(ROW(); 3)=MOD(COLUMN();3); [.$Q99]*[.$Q99] + [.$Q99]*(1-[.$Q99])*[.S99]; [.$Q99]*(1-[.$Q99])*[.S99])" office:value-type="float" office:value="0.0233231411060888" calcext:value-type="float">
            <text:p>0.0233231411</text:p>
          </table:table-cell>
          <table:table-cell table:formula="of:=IF(MOD(ROW(); 3)=MOD(COLUMN();3); [.$Q99]*[.$Q99] + [.$Q99]*(1-[.$Q99])*[.T99]; [.$Q99]*(1-[.$Q99])*[.T99])" office:value-type="float" office:value="0.9224150638648" calcext:value-type="float">
            <text:p>0.9224150639</text:p>
          </table:table-cell>
          <table:table-cell table:number-columns-repeated="7"/>
          <table:table-cell office:value-type="float" office:value="0.180216390134556" calcext:value-type="float">
            <text:p>0.1802163901</text:p>
          </table:table-cell>
          <table:table-cell office:value-type="float" office:value="0.986253977027655" calcext:value-type="float">
            <text:p>0.986253977</text:p>
          </table:table-cell>
          <table:table-cell office:value-type="float" office:value="0.842138323053338" calcext:value-type="float">
            <text:p>0.8421383231</text:p>
          </table:table-cell>
          <table:table-cell table:formula="of:=[.Q98]" office:value-type="float" office:value="0.95" calcext:value-type="float">
            <text:p>0.95</text:p>
          </table:table-cell>
          <table:table-cell table:formula="of:=[.N99]/SUM([.$N99:.$P99])" office:value-type="float" office:value="0.0897220006128802" calcext:value-type="float">
            <text:p>0.0897220006</text:p>
          </table:table-cell>
          <table:table-cell table:formula="of:=[.O99]/SUM([.$N99:.$P99])" office:value-type="float" office:value="0.491013496970292" calcext:value-type="float">
            <text:p>0.491013497</text:p>
          </table:table-cell>
          <table:table-cell table:formula="of:=[.P99]/SUM([.$N99:.$P99])" office:value-type="float" office:value="0.419264502416828" calcext:value-type="float">
            <text:p>0.4192645024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1-SUM([.D100:.F100])" office:value-type="float" office:value="0" calcext:value-type="float">
            <text:p>0</text:p>
          </table:table-cell>
          <table:table-cell table:formula="of:=IF(MOD(ROW(); 3)=MOD(COLUMN();3); [.$Q100]*[.$Q100] + [.$Q100]*(1-[.$Q100])*[.R100]; [.$Q100]*(1-[.$Q100])*[.R100])" office:value-type="float" office:value="1" calcext:value-type="float">
            <text:p>1</text:p>
          </table:table-cell>
          <table:table-cell table:formula="of:=IF(MOD(ROW(); 3)=MOD(COLUMN();3); [.$Q100]*[.$Q100] + [.$Q100]*(1-[.$Q100])*[.S100]; [.$Q100]*(1-[.$Q100])*[.S100])" office:value-type="float" office:value="0" calcext:value-type="float">
            <text:p>0</text:p>
          </table:table-cell>
          <table:table-cell table:formula="of:=IF(MOD(ROW(); 3)=MOD(COLUMN();3); [.$Q100]*[.$Q100] + [.$Q100]*(1-[.$Q100])*[.T100]; [.$Q100]*(1-[.$Q100])*[.T100])" office:value-type="float" office:value="0" calcext:value-type="float">
            <text:p>0</text:p>
          </table:table-cell>
          <table:table-cell table:number-columns-repeated="7"/>
          <table:table-cell office:value-type="float" office:value="0.659853812154399" calcext:value-type="float">
            <text:p>0.6598538122</text:p>
          </table:table-cell>
          <table:table-cell office:value-type="float" office:value="0.641430839357823" calcext:value-type="float">
            <text:p>0.6414308394</text:p>
          </table:table-cell>
          <table:table-cell office:value-type="float" office:value="0.0484237843206993" calcext:value-type="float">
            <text:p>0.0484237843</text:p>
          </table:table-cell>
          <table:table-cell table:formula="of:=[.Q99]+0.05" office:value-type="float" office:value="1" calcext:value-type="float">
            <text:p>1</text:p>
          </table:table-cell>
          <table:table-cell table:formula="of:=[.N100]/SUM([.$N100:.$P100])" office:value-type="float" office:value="0.488886188036007" calcext:value-type="float">
            <text:p>0.488886188</text:p>
          </table:table-cell>
          <table:table-cell table:formula="of:=[.O100]/SUM([.$N100:.$P100])" office:value-type="float" office:value="0.47523659356992" calcext:value-type="float">
            <text:p>0.4752365936</text:p>
          </table:table-cell>
          <table:table-cell table:formula="of:=[.P100]/SUM([.$N100:.$P100])" office:value-type="float" office:value="0.0358772183940722" calcext:value-type="float">
            <text:p>0.035877218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1-SUM([.D101:.F101])" office:value-type="float" office:value="0" calcext:value-type="float">
            <text:p>0</text:p>
          </table:table-cell>
          <table:table-cell table:formula="of:=IF(MOD(ROW(); 3)=MOD(COLUMN();3); [.$Q101]*[.$Q101] + [.$Q101]*(1-[.$Q101])*[.R101]; [.$Q101]*(1-[.$Q101])*[.R101])" office:value-type="float" office:value="0" calcext:value-type="float">
            <text:p>0</text:p>
          </table:table-cell>
          <table:table-cell table:formula="of:=IF(MOD(ROW(); 3)=MOD(COLUMN();3); [.$Q101]*[.$Q101] + [.$Q101]*(1-[.$Q101])*[.S101]; [.$Q101]*(1-[.$Q101])*[.S101])" office:value-type="float" office:value="1" calcext:value-type="float">
            <text:p>1</text:p>
          </table:table-cell>
          <table:table-cell table:formula="of:=IF(MOD(ROW(); 3)=MOD(COLUMN();3); [.$Q101]*[.$Q101] + [.$Q101]*(1-[.$Q101])*[.T101]; [.$Q101]*(1-[.$Q101])*[.T101])" office:value-type="float" office:value="0" calcext:value-type="float">
            <text:p>0</text:p>
          </table:table-cell>
          <table:table-cell table:number-columns-repeated="7"/>
          <table:table-cell office:value-type="float" office:value="0.101987390772875" calcext:value-type="float">
            <text:p>0.1019873908</text:p>
          </table:table-cell>
          <table:table-cell office:value-type="float" office:value="0.17439710801893" calcext:value-type="float">
            <text:p>0.174397108</text:p>
          </table:table-cell>
          <table:table-cell office:value-type="float" office:value="0.78711539459105" calcext:value-type="float">
            <text:p>0.7871153946</text:p>
          </table:table-cell>
          <table:table-cell table:formula="of:=[.Q100]" office:value-type="float" office:value="1" calcext:value-type="float">
            <text:p>1</text:p>
          </table:table-cell>
          <table:table-cell table:formula="of:=[.N101]/SUM([.$N101:.$P101])" office:value-type="float" office:value="0.0958978852818371" calcext:value-type="float">
            <text:p>0.0958978853</text:p>
          </table:table-cell>
          <table:table-cell table:formula="of:=[.O101]/SUM([.$N101:.$P101])" office:value-type="float" office:value="0.16398413305355" calcext:value-type="float">
            <text:p>0.1639841331</text:p>
          </table:table-cell>
          <table:table-cell table:formula="of:=[.P101]/SUM([.$N101:.$P101])" office:value-type="float" office:value="0.740117981664613" calcext:value-type="float">
            <text:p>0.7401179817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formula="of:=1-SUM([.D102:.F102])" office:value-type="float" office:value="0" calcext:value-type="float">
            <text:p>0</text:p>
          </table:table-cell>
          <table:table-cell table:formula="of:=IF(MOD(ROW(); 3)=MOD(COLUMN();3); [.$Q102]*[.$Q102] + [.$Q102]*(1-[.$Q102])*[.R102]; [.$Q102]*(1-[.$Q102])*[.R102])" office:value-type="float" office:value="0" calcext:value-type="float">
            <text:p>0</text:p>
          </table:table-cell>
          <table:table-cell table:formula="of:=IF(MOD(ROW(); 3)=MOD(COLUMN();3); [.$Q102]*[.$Q102] + [.$Q102]*(1-[.$Q102])*[.S102]; [.$Q102]*(1-[.$Q102])*[.S102])" office:value-type="float" office:value="0" calcext:value-type="float">
            <text:p>0</text:p>
          </table:table-cell>
          <table:table-cell table:formula="of:=IF(MOD(ROW(); 3)=MOD(COLUMN();3); [.$Q102]*[.$Q102] + [.$Q102]*(1-[.$Q102])*[.T102]; [.$Q102]*(1-[.$Q102])*[.T102])" office:value-type="float" office:value="1" calcext:value-type="float">
            <text:p>1</text:p>
          </table:table-cell>
          <table:table-cell table:number-columns-repeated="7"/>
          <table:table-cell office:value-type="float" office:value="0.681951993033386" calcext:value-type="float">
            <text:p>0.681951993</text:p>
          </table:table-cell>
          <table:table-cell office:value-type="float" office:value="0.285301729139616" calcext:value-type="float">
            <text:p>0.2853017291</text:p>
          </table:table-cell>
          <table:table-cell office:value-type="float" office:value="0.137674039717957" calcext:value-type="float">
            <text:p>0.1376740397</text:p>
          </table:table-cell>
          <table:table-cell table:formula="of:=[.Q101]" office:value-type="float" office:value="1" calcext:value-type="float">
            <text:p>1</text:p>
          </table:table-cell>
          <table:table-cell table:formula="of:=[.N102]/SUM([.$N102:.$P102])" office:value-type="float" office:value="0.617191473102551" calcext:value-type="float">
            <text:p>0.6171914731</text:p>
          </table:table-cell>
          <table:table-cell table:formula="of:=[.O102]/SUM([.$N102:.$P102])" office:value-type="float" office:value="0.258208490165325" calcext:value-type="float">
            <text:p>0.2582084902</text:p>
          </table:table-cell>
          <table:table-cell table:formula="of:=[.P102]/SUM([.$N102:.$P102])" office:value-type="float" office:value="0.124600036732124" calcext:value-type="float">
            <text:p>0.1246000367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1-[.D103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table:number-columns-repeated="2"/>
          <table:table-cell table:formula="of:=1-[.D104]" office:value-type="float" office:value="0.1" calcext:value-type="float">
            <text:p>0.1</text:p>
          </table:table-cell>
          <table:table-cell table:number-columns-repeated="1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2"/>
          <table:table-cell table:formula="of:=1-[.D105]" office:value-type="float" office:value="0.2" calcext:value-type="float">
            <text:p>0.2</text:p>
          </table:table-cell>
          <table:table-cell table:number-columns-repeated="1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2"/>
          <table:table-cell table:formula="of:=1-[.D106]" office:value-type="float" office:value="0.3" calcext:value-type="float">
            <text:p>0.3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number-columns-repeated="2"/>
          <table:table-cell table:formula="of:=1-[.D107]"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2"/>
          <table:table-cell table:formula="of:=1-[.D108]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number-columns-repeated="2"/>
          <table:table-cell table:formula="of:=1-[.D109]" office:value-type="float" office:value="0.6" calcext:value-type="float">
            <text:p>0.6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"/>
          <table:table-cell table:formula="of:=1-[.D110]" office:value-type="float" office:value="0.7" calcext:value-type="float">
            <text:p>0.7</text:p>
          </table:table-cell>
          <table:table-cell table:number-columns-repeated="1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table:formula="of:=1-[.D111]" office:value-type="float" office:value="0.8" calcext:value-type="float">
            <text:p>0.8</text:p>
          </table:table-cell>
          <table:table-cell table:number-columns-repeated="1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table:formula="of:=1-[.D112]" office:value-type="float" office:value="0.9" calcext:value-type="float">
            <text:p>0.9</text:p>
          </table:table-cell>
          <table:table-cell table:number-columns-repeated="1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1-[.D113]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0.9" calcext:value-type="float">
            <text:p>0.9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15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15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number-columns-repeated="15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15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15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table:number-columns-repeated="15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1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1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number-columns-repeated="1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1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number-columns-repeated="1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1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1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table:number-columns-repeated="1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 table:number-rows-repeated="1048440">
          <table:table-cell table:number-columns-repeated="23"/>
        </table:table-row>
        <table:table-row table:style-name="ro1">
          <table:table-cell table:number-columns-repeated="23"/>
        </table:table-row>
        <calcext:conditional-formats>
          <calcext:conditional-format calcext:target-range-address="cells.J22:cells.J1048576">
            <calcext:color-scale>
              <calcext:color-scale-entry calcext:value="0" calcext:type="number" calcext:color="#ffffff"/>
              <calcext:color-scale-entry calcext:value="1" calcext:type="number" calcext:color="#d9d9d9"/>
            </calcext:color-scale>
          </calcext:conditional-format>
          <calcext:conditional-format calcext:target-range-address="cells.K22:cells.K1048576">
            <calcext:color-scale>
              <calcext:color-scale-entry calcext:value="0" calcext:type="number" calcext:color="#ffffff"/>
              <calcext:color-scale-entry calcext:value="1" calcext:type="number" calcext:color="#bc80bd"/>
            </calcext:color-scale>
          </calcext:conditional-format>
          <calcext:conditional-format calcext:target-range-address="cells.L22:cells.L1048576">
            <calcext:color-scale>
              <calcext:color-scale-entry calcext:value="0" calcext:type="number" calcext:color="#ffffff"/>
              <calcext:color-scale-entry calcext:value="1" calcext:type="number" calcext:color="#ccebc5"/>
            </calcext:color-scale>
          </calcext:conditional-format>
          <calcext:conditional-format calcext:target-range-address="cells.M22:cells.M1048576">
            <calcext:color-scale>
              <calcext:color-scale-entry calcext:value="0" calcext:type="number" calcext:color="#ffffff"/>
              <calcext:color-scale-entry calcext:value="1" calcext:type="number" calcext:color="#ffed6f"/>
            </calcext:color-scale>
          </calcext:conditional-format>
          <calcext:conditional-format calcext:target-range-address="cells.B1:cells.B1048576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C1:cells.C1048576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G1:cells.G1048576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H1:cells.H1048576">
            <calcext:color-scale>
              <calcext:color-scale-entry calcext:value="0" calcext:type="number" calcext:color="#ffffff"/>
              <calcext:color-scale-entry calcext:value="1" calcext:type="number" calcext:color="#b3de69"/>
            </calcext:color-scale>
          </calcext:conditional-format>
          <calcext:conditional-format calcext:target-range-address="cells.I1:cells.I1048576">
            <calcext:color-scale>
              <calcext:color-scale-entry calcext:value="0" calcext:type="number" calcext:color="#ffffff"/>
              <calcext:color-scale-entry calcext:value="1" calcext:type="number" calcext:color="#fccde5"/>
            </calcext:color-scale>
          </calcext:conditional-format>
          <calcext:conditional-format calcext:target-range-address="cells.D1:cells.D1048576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E1:cells.E1048576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F1:cells.F1048576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t3_5f_1" style:display-name="Set3_1" style:family="table-cell" style:parent-style-name="Set3">
      <style:table-cell-properties fo:background-color="#8dd3c7"/>
      <style:text-properties style:use-window-font-color="true"/>
    </style:style>
    <style:style style:name="Set3_5f_2" style:display-name="Set3_2" style:family="table-cell" style:parent-style-name="Set3">
      <style:table-cell-properties fo:background-color="#ffffb3"/>
      <style:text-properties style:use-window-font-color="true"/>
    </style:style>
    <style:style style:name="Set3_5f_3" style:display-name="Set3_3" style:family="table-cell" style:parent-style-name="Set3">
      <style:table-cell-properties fo:background-color="#bebada"/>
      <style:text-properties style:use-window-font-color="true"/>
    </style:style>
    <style:style style:name="Set3_5f_4" style:display-name="Set3_4" style:family="table-cell" style:parent-style-name="Set3">
      <style:table-cell-properties fo:background-color="#fb8072"/>
      <style:text-properties style:use-window-font-color="true"/>
    </style:style>
    <style:style style:name="Set3_5f_5" style:display-name="Set3_5" style:family="table-cell" style:parent-style-name="Set3">
      <style:table-cell-properties fo:background-color="#80b1d3"/>
      <style:text-properties style:use-window-font-color="true"/>
    </style:style>
    <style:style style:name="Set3_5f_6" style:display-name="Set3_6" style:family="table-cell" style:parent-style-name="Set3">
      <style:table-cell-properties fo:background-color="#fdb462"/>
      <style:text-properties style:use-window-font-color="true"/>
    </style:style>
    <style:style style:name="Set3_5f_7" style:display-name="Set3_7" style:family="table-cell" style:parent-style-name="Set3">
      <style:table-cell-properties fo:background-color="#b3de69"/>
      <style:text-properties style:use-window-font-color="true"/>
    </style:style>
    <style:style style:name="Set3_5f_8" style:display-name="Set3_8" style:family="table-cell" style:parent-style-name="Set3">
      <style:table-cell-properties fo:background-color="#fccde5"/>
      <style:text-properties style:use-window-font-color="true"/>
    </style:style>
    <style:style style:name="Set3_5f_9" style:display-name="Set3_9" style:family="table-cell" style:parent-style-name="Set3">
      <style:table-cell-properties fo:background-color="#d9d9d9"/>
      <style:text-properties style:use-window-font-color="true"/>
    </style:style>
    <style:style style:name="Set3_5f_10" style:display-name="Set3_10" style:family="table-cell" style:parent-style-name="Set3">
      <style:table-cell-properties fo:background-color="#bc80bd"/>
      <style:text-properties style:use-window-font-color="true"/>
    </style:style>
    <style:style style:name="Set3_5f_11" style:display-name="Set3_11" style:family="table-cell" style:parent-style-name="Set3">
      <style:table-cell-properties fo:background-color="#ccebc5"/>
      <style:text-properties style:use-window-font-color="true"/>
    </style:style>
    <style:style style:name="Set3_5f_12" style:display-name="Set3_12" style:family="table-cell" style:parent-style-name="Set3">
      <style:table-cell-properties fo:background-color="#ffed6f"/>
      <style:text-properties style:use-window-font-color="true"/>
    </style:style>
    <style:style style:name="Set3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6:04:20.3905251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recht Cannoodt</meta:initial-creator>
    <meta:creation-date>2017-04-03T10:15:12.918974974</meta:creation-date>
    <meta:generator>LibreOffice/5.0.3.2$Linux_X86_64 LibreOffice_project/00m0$Build-2</meta:generator>
    <dc:date>2017-04-05T16:04:34.468363716</dc:date>
    <dc:creator>Robrecht Cannoodt</dc:creator>
    <meta:editing-duration>PT4H31M3S</meta:editing-duration>
    <meta:editing-cycles>42</meta:editing-cycles>
    <meta:document-statistic meta:table-count="2" meta:cell-count="999" meta:object-count="0"/>
  </office:meta>
</office:document-meta>
</file>